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Times New Roman3" svg:font-family="'Times New Roman'"/>
    <style:font-face style:name="Courier New1" svg:font-family="'Courier New'" style:font-family-generic="modern"/>
    <style:font-face style:name="Courier" svg:font-family="Courier, 'Courier New'" style:font-family-generic="modern"/>
    <style:font-face style:name="Cambria1" svg:font-family="Cambria" style:font-family-generic="roman"/>
    <style:font-face style:name="Times New Roman2" svg:font-family="'Times New Roma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7-1" style:family="table" style:master-page-name="">
      <style:table-properties style:width="6in" style:page-number="0" table:align="margins" style:writing-mode="lr-tb"/>
    </style:style>
    <style:style style:name="Table7-1.A" style:family="table-column">
      <style:table-column-properties style:column-width="1.1146in" style:rel-column-width="12174*"/>
    </style:style>
    <style:style style:name="Table7-1.B" style:family="table-column">
      <style:table-column-properties style:column-width="1.9111in" style:rel-column-width="20874*"/>
    </style:style>
    <style:style style:name="Table7-1.C" style:family="table-column">
      <style:table-column-properties style:column-width="2.9743in" style:rel-column-width="32487*"/>
    </style:style>
    <style:style style:name="Table7-1.A1" style:family="table-cell">
      <style:table-cell-properties fo:padding="0.0382in" fo:border-left="0.0007in solid #000000" fo:border-right="none" fo:border-top="0.0007in solid #000000" fo:border-bottom="0.0007in solid #000000"/>
    </style:style>
    <style:style style:name="Table7-1.C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font-size="12pt" fo:language="en" fo:country="US" style:font-name-asian="Cambria" style:font-size-asian="12pt" style:font-size-complex="12pt" style:language-complex="ar" style:country-complex="SA"/>
    </style:style>
    <style:style style:name="P8" style:family="paragraph" style:parent-style-name="Standard">
      <style:text-properties style:use-window-font-color="true" style:font-name="Times New Roman" fo:language="en" fo:country="US" style:font-name-asian="Cambria" style:language-complex="ar" style:country-complex="SA"/>
    </style:style>
    <style:style style:name="P9" style:family="paragraph" style:parent-style-name="Standard">
      <style:text-properties style:use-window-font-color="true" style:font-name="Times New Roman" fo:language="en" fo:country="US" style:font-name-asian="宋体" style:font-name-complex="Times New Roman" style:language-complex="en" style:country-complex="US"/>
    </style:style>
    <style:style style:name="P10" style:family="paragraph" style:parent-style-name="Standard">
      <style:text-properties fo:color="#000000" style:font-name="Helv" fo:font-size="10pt" style:font-name-asian="Helv" style:font-size-asian="10pt" style:font-name-complex="Helv" style:font-size-complex="10pt"/>
    </style:style>
    <style:style style:name="P11" style:family="paragraph" style:parent-style-name="Standard">
      <style:text-properties fo:color="#000000" style:font-name="Times New Roman" style:font-name-asian="Courier1" style:font-name-complex="Courier1"/>
    </style:style>
    <style:style style:name="P12" style:family="paragraph" style:parent-style-name="Standard">
      <style:text-properties fo:color="#000000" style:font-name="Times New Roman" fo:font-size="12pt" style:font-name-asian="Courier1" style:font-size-asian="12pt" style:font-name-complex="Courier1" style:font-size-complex="12pt"/>
    </style:style>
    <style:style style:name="P13" style:family="paragraph" style:parent-style-name="Standard">
      <style:text-properties fo:color="#000000" style:font-name-asian="Courier1" style:font-name-complex="Courier1"/>
    </style:style>
    <style:style style:name="P14" style:family="paragraph" style:parent-style-name="Standard">
      <style:text-properties style:font-name="Times New Roman"/>
    </style:style>
    <style:style style:name="P15" style:family="paragraph" style:parent-style-name="Standard">
      <style:text-properties style:font-name="Times New Roman" fo:font-size="12pt" style:font-size-asian="12pt" style:font-size-complex="12pt"/>
    </style:style>
    <style:style style:name="P16" style:family="paragraph" style:parent-style-name="Standard">
      <style:text-properties style:font-name="Cambria1" fo:font-size="12pt" style:font-name-asian="Cambria1" style:font-size-asian="12pt" style:font-name-complex="Cambria1" style:font-size-complex="12pt"/>
    </style:style>
    <style:style style:name="P17" style:family="paragraph" style:parent-style-name="Standard">
      <style:paragraph-properties fo:text-align="start" style:justify-single-word="false" style:text-autospace="none"/>
      <style:text-properties style:font-name="Cambria1" fo:font-size="12pt" style:font-name-asian="Cambria1" style:font-size-asian="12pt" style:font-name-complex="Cambria1" style:font-size-complex="12pt"/>
    </style:style>
    <style:style style:name="P18" style:family="paragraph" style:parent-style-name="Standard">
      <style:paragraph-properties style:text-autospace="none"/>
      <style:text-properties style:font-name="Cambria1" fo:font-size="12pt" style:font-name-asian="Cambria1" style:font-size-asian="12pt" style:font-name-complex="Cambria1" style:font-size-complex="12pt"/>
    </style:style>
    <style:style style:name="P19" style:family="paragraph" style:parent-style-name="code">
      <style:text-properties style:font-name="Cambria" fo:font-size="12pt" style:font-size-asian="12pt" style:font-name-complex="Cambria" style:font-size-complex="12pt"/>
    </style:style>
    <style:style style:name="P20" style:family="paragraph" style:parent-style-name="code">
      <style:text-properties fo:font-weight="bold" style:font-weight-asian="bold"/>
    </style:style>
    <style:style style:name="P21" style:family="paragraph" style:parent-style-name="code">
      <style:text-properties style:language-asian="zh" style:country-asian="CN"/>
    </style:style>
    <style:style style:name="P22" style:family="paragraph" style:parent-style-name="code">
      <style:text-properties fo:color="#000000" style:font-name="Helv" fo:font-size="10pt" style:font-name-asian="Helv" style:font-size-asian="10pt" style:font-name-complex="Helv" style:font-size-complex="10pt"/>
    </style:style>
    <style:style style:name="P23" style:family="paragraph" style:parent-style-name="code">
      <style:text-properties style:use-window-font-color="true" fo:language="en" fo:country="US" style:font-name-asian="Cambria" style:language-complex="ar" style:country-complex="SA"/>
    </style:style>
    <style:style style:name="P24"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25" style:family="paragraph" style:parent-style-name="Text_20_body">
      <style:paragraph-properties fo:text-align="start" style:justify-single-word="false" fo:orphans="0" fo:widows="0" fo:hyphenation-ladder-count="no-limit" style:writing-mode="lr-tb"/>
      <style:text-properties style:use-window-font-color="true" style:font-name="Courier New" fo:font-size="9pt" fo:language="en" fo:country="US" style:font-name-asian="Cambria" style:font-size-asian="9pt" style:font-name-complex="Cambria" style:font-size-complex="9pt" style:language-complex="ar" style:country-complex="SA" fo:hyphenate="false" fo:hyphenation-remain-char-count="2" fo:hyphenation-push-char-count="2"/>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text-properties fo:color="#000000" style:font-name="Times New Roman2" fo:font-size="14pt" style:font-name-asian="Times New Roman2" style:font-size-asian="14pt" style:font-name-complex="Times New Roman2" style:font-size-complex="14pt"/>
    </style:style>
    <style:style style:name="P28" style:family="paragraph" style:parent-style-name="Standard">
      <style:paragraph-properties fo:margin-left="0in" fo:margin-right="0in" fo:text-indent="0in" style:auto-text-indent="false"/>
      <style:text-properties fo:color="#000000" style:font-name="Times New Roman" fo:font-size="12pt" fo:font-weight="normal" style:font-name-asian="Times New Roman2" style:font-size-asian="12pt" style:font-weight-asian="normal" style:font-name-complex="Times New Roman2" style:font-size-complex="12pt" style:font-weight-complex="normal"/>
    </style:style>
    <style:style style:name="P29" style:family="paragraph" style:parent-style-name="Standard">
      <style:paragraph-properties fo:margin-left="0in" fo:margin-right="0in" fo:text-indent="0in" style:auto-text-indent="false"/>
      <style:text-properties style:font-name="Times New Roman" fo:font-size="12pt" fo:font-weight="normal" style:font-size-asian="12pt" style:font-weight-asian="normal" style:font-size-complex="12pt" style:font-weight-complex="normal"/>
    </style:style>
    <style:style style:name="P30" style:family="paragraph" style:parent-style-name="code">
      <style:paragraph-properties fo:margin-left="0in" fo:margin-right="0in" fo:text-indent="0in" style:auto-text-indent="false"/>
    </style:style>
    <style:style style:name="P31"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3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3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3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35" style:family="paragraph" style:parent-style-name="Standard">
      <style:paragraph-properties fo:margin-left="0.5in" fo:margin-right="0in" fo:text-align="start" style:justify-single-word="false" fo:text-indent="0in" style:auto-text-indent="false" style:text-autospace="none"/>
      <style:text-properties style:font-name="Courier1" fo:font-size="10pt" style:font-name-asian="Courier1" style:font-size-asian="10pt" style:font-name-complex="Courier1" style:font-size-complex="10pt"/>
    </style:style>
    <style:style style:name="P36" style:family="paragraph" style:parent-style-name="code" style:master-page-name="">
      <style:paragraph-properties fo:text-align="start" style:justify-single-word="false" fo:orphans="0" fo:widows="0" fo:hyphenation-ladder-count="no-limit" style:page-number="auto" style:writing-mode="lr-tb"/>
      <style:text-properties style:use-window-font-color="true" fo:language="en" fo:country="US" style:font-name-asian="Cambria" style:language-complex="ar" style:country-complex="SA" fo:hyphenate="false" fo:hyphenation-remain-char-count="2" fo:hyphenation-push-char-count="2"/>
    </style:style>
    <style:style style:name="P37" style:family="paragraph" style:parent-style-name="code" style:master-page-name="">
      <style:paragraph-properties fo:text-align="start" style:justify-single-word="false" fo:orphans="0" fo:widows="0" fo:hyphenation-ladder-count="no-limit" style:page-number="auto" style:writing-mode="lr-tb"/>
      <style:text-properties fo:hyphenate="false" fo:hyphenation-remain-char-count="2" fo:hyphenation-push-char-count="2"/>
    </style:style>
    <style:style style:name="P38" style:family="paragraph" style:parent-style-name="Code">
      <style:paragraph-properties fo:margin-left="0.2917in" fo:margin-right="0in" fo:text-indent="-0.2201in" style:auto-text-indent="false"/>
      <style:text-properties style:use-window-font-color="true" fo:language="en" fo:country="US" style:font-name-asian="宋体" style:font-name-complex="Times New Roman" style:language-complex="en" style:country-complex="US"/>
    </style:style>
    <style:style style:name="P39" style:family="paragraph" style:parent-style-name="Code" style:master-page-name="">
      <style:paragraph-properties fo:margin-left="0.2917in" fo:margin-right="0in" fo:orphans="2" fo:widows="2" fo:hyphenation-ladder-count="no-limit" fo:text-indent="-0.2201in" style:auto-text-indent="false" style:page-number="auto" fo:background-color="transparent" style:shadow="none" style:punctuation-wrap="simple" style:writing-mode="lr-tb">
        <style:background-image/>
      </style:paragraph-properties>
      <style:text-properties style:use-window-font-color="true" style:font-name="Courier New" fo:font-size="10pt" fo:language="en" fo:country="US" style:font-name-asian="宋体" style:font-size-asian="10pt" style:font-name-complex="Times New Roman" style:font-size-complex="10pt" style:language-complex="en" style:country-complex="US" fo:hyphenate="false" fo:hyphenation-remain-char-count="2" fo:hyphenation-push-char-count="2"/>
    </style:style>
    <style:style style:name="P40" style:family="paragraph" style:parent-style-name="Code" style:master-page-name="">
      <style:paragraph-properties fo:margin-left="0.2917in" fo:margin-right="0in" fo:orphans="2" fo:widows="2" fo:hyphenation-ladder-count="no-limit" fo:text-indent="-0.2201in" style:auto-text-indent="false" style:page-number="auto" fo:background-color="transparent" style:shadow="none" style:punctuation-wrap="simple" style:writing-mode="lr-tb">
        <style:background-image/>
      </style:paragraph-properties>
      <style:text-properties style:use-window-font-color="true" fo:language="en" fo:country="US" style:font-name-asian="宋体" style:font-name-complex="Times New Roman" style:language-complex="en" style:country-complex="US" fo:hyphenate="false" fo:hyphenation-remain-char-count="2" fo:hyphenation-push-char-count="2"/>
    </style:style>
    <style:style style:name="P41" style:family="paragraph" style:parent-style-name="Code">
      <style:paragraph-properties fo:margin-left="0.2917in" fo:margin-right="0in" fo:orphans="2" fo:widows="2" fo:hyphenation-ladder-count="no-limit" fo:text-indent="-0.2201in" style:auto-text-indent="false" fo:background-color="transparent" style:shadow="none" style:punctuation-wrap="simple" style:writing-mode="lr-tb">
        <style:background-image/>
      </style:paragraph-properties>
      <style:text-properties style:use-window-font-color="true" style:font-name="Courier New" fo:font-size="10pt" fo:language="en" fo:country="US" style:font-name-asian="宋体" style:font-size-asian="10pt" style:font-name-complex="Times New Roman" style:font-size-complex="10pt" style:language-complex="en" style:country-complex="US" fo:hyphenate="false" fo:hyphenation-remain-char-count="2" fo:hyphenation-push-char-count="2"/>
    </style:style>
    <style:style style:name="P42" style:family="paragraph" style:parent-style-name="Code">
      <style:paragraph-properties fo:margin-left="0.2917in" fo:margin-right="0in" fo:orphans="2" fo:widows="2" fo:hyphenation-ladder-count="no-limit" fo:text-indent="-0.2201in" style:auto-text-indent="false" fo:background-color="transparent" style:shadow="none" style:punctuation-wrap="simple" style:writing-mode="lr-tb">
        <style:background-image/>
      </style:paragraph-properties>
      <style:text-properties style:use-window-font-color="true" fo:language="en" fo:country="US" style:font-name-asian="宋体" style:font-name-complex="Times New Roman" style:language-complex="en" style:country-complex="US" fo:hyphenate="false" fo:hyphenation-remain-char-count="2" fo:hyphenation-push-char-count="2"/>
    </style:style>
    <style:style style:name="P43" style:family="paragraph" style:parent-style-name="Text_20_body">
      <style:text-properties style:font-name="Courier New" fo:font-size="9pt" fo:language="en" fo:country="US" style:font-size-asian="9pt" style:font-size-complex="9pt"/>
    </style:style>
    <style:style style:name="P44" style:family="paragraph" style:parent-style-name="Text_20_body">
      <style:text-properties style:font-name="Courier New" fo:font-size="9pt" style:font-size-asian="9pt" style:font-size-complex="9pt"/>
    </style:style>
    <style:style style:name="P45" style:family="paragraph" style:parent-style-name="Table_20_Contents">
      <style:text-properties fo:font-weight="bold" style:font-weight-asian="bold" style:font-weight-complex="bold"/>
    </style:style>
    <style:style style:name="P46" style:family="paragraph" style:parent-style-name="Standard" style:list-style-name="L1"/>
    <style:style style:name="P47" style:family="paragraph" style:parent-style-name="Standard" style:list-style-name="L2"/>
    <style:style style:name="P48" style:family="paragraph" style:parent-style-name="Standard" style:list-style-name="L3"/>
    <style:style style:name="P49" style:family="paragraph" style:parent-style-name="Standard" style:list-style-name="L4"/>
    <style:style style:name="P50" style:family="paragraph" style:parent-style-name="Standard" style:list-style-name="L4">
      <style:text-properties fo:font-size="12pt" style:font-size-asian="12pt" style:font-size-complex="12pt"/>
    </style:style>
    <style:style style:name="P51" style:family="paragraph" style:parent-style-name="Standard" style:list-style-name="L6"/>
    <style:style style:name="P52" style:family="paragraph" style:parent-style-name="Standard" style:list-style-name="L7"/>
    <style:style style:name="P53" style:family="paragraph" style:parent-style-name="Standard" style:list-style-name="L8"/>
    <style:style style:name="P54" style:family="paragraph" style:parent-style-name="Standard" style:list-style-name="L10"/>
    <style:style style:name="P55" style:family="paragraph" style:parent-style-name="Standard" style:list-style-name="L10">
      <style:text-properties style:font-name="Courier New" fo:font-size="10pt" style:font-size-asian="10pt" style:font-size-complex="10pt"/>
    </style:style>
    <style:style style:name="P56" style:family="paragraph" style:parent-style-name="Standard" style:list-style-name="L10">
      <style:text-properties style:font-name="Times New Roman" fo:font-size="12pt" style:font-size-asian="12pt" style:font-size-complex="12pt"/>
    </style:style>
    <style:style style:name="P57" style:family="paragraph" style:parent-style-name="Standard" style:list-style-name="L11"/>
    <style:style style:name="P58" style:family="paragraph" style:parent-style-name="List_20_Paragraph" style:list-style-name="WW8Num4">
      <style:paragraph-properties fo:margin-left="0in" fo:margin-right="0in" fo:text-indent="0in" style:auto-text-indent="false"/>
    </style:style>
    <style:style style:name="P59" style:family="paragraph" style:parent-style-name="Heading" style:master-page-name="Standard">
      <style:paragraph-properties style:page-number="auto"/>
    </style:style>
    <style:style style:name="P60" style:family="paragraph" style:parent-style-name="Heading_20_2">
      <style:paragraph-properties fo:margin-left="0in" fo:margin-right="0in" fo:text-indent="0in" style:auto-text-indent="false"/>
    </style:style>
    <style:style style:name="P61"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62" style:family="paragraph" style:parent-style-name="code" style:list-style-name="L7"/>
    <style:style style:name="P63" style:family="paragraph" style:parent-style-name="code" style:list-style-name="L11"/>
    <style:style style:name="P64" style:family="paragraph" style:parent-style-name="code" style:list-style-name="L9">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65" style:family="paragraph" style:parent-style-name="code" style:list-style-name="L11">
      <style:paragraph-properties fo:text-align="start" style:justify-single-word="false" fo:orphans="0" fo:widows="0" fo:hyphenation-ladder-count="no-limit" style:writing-mode="lr-tb"/>
      <style:text-properties style:use-window-font-color="true" style:font-name="Courier New" fo:font-size="10pt" fo:language="en" fo:country="US" style:font-name-asian="Cambria" style:font-size-asian="10pt" style:font-size-complex="10pt" style:language-complex="ar" style:country-complex="SA" fo:hyphenate="false" fo:hyphenation-remain-char-count="2" fo:hyphenation-push-char-count="2"/>
    </style:style>
    <style:style style:name="P66" style:family="paragraph" style:parent-style-name="code" style:list-style-name="L11" style:master-page-name="">
      <style:paragraph-properties fo:text-align="start" style:justify-single-word="false" fo:orphans="0" fo:widows="0" fo:hyphenation-ladder-count="no-limit" style:page-number="auto" style:writing-mode="lr-tb"/>
      <style:text-properties style:font-name="Courier New" fo:font-size="10pt" style:font-size-asian="10pt" style:font-size-complex="10pt" fo:hyphenate="false" fo:hyphenation-remain-char-count="2" fo:hyphenation-push-char-count="2"/>
    </style:style>
    <style:style style:name="P67" style:family="paragraph" style:parent-style-name="code" style:list-style-name="L11" style:master-page-name="">
      <style:paragraph-properties fo:text-align="start" style:justify-single-word="false" fo:orphans="0" fo:widows="0" fo:hyphenation-ladder-count="no-limit" style:page-number="auto" style:writing-mode="lr-tb"/>
      <style:text-properties style:use-window-font-color="true" style:font-name="Courier New" fo:font-size="10pt" fo:language="en" fo:country="US" style:font-name-asian="Cambria" style:font-size-asian="10pt" style:font-size-complex="10pt" style:language-complex="ar" style:country-complex="SA" fo:hyphenate="false" fo:hyphenation-remain-char-count="2" fo:hyphenation-push-char-count="2"/>
    </style:style>
    <style:style style:name="P68" style:family="paragraph" style:parent-style-name="Contents_20_1">
      <style:paragraph-properties>
        <style:tab-stops>
          <style:tab-stop style:position="6in" style:type="right" style:leader-style="dotted" style:leader-text="."/>
        </style:tab-stops>
      </style:paragraph-properties>
    </style:style>
    <style:style style:name="P69" style:family="paragraph" style:parent-style-name="Contents_20_2">
      <style:paragraph-properties>
        <style:tab-stops>
          <style:tab-stop style:position="5.8035in" style:type="right" style:leader-style="dotted" style:leader-text="."/>
        </style:tab-stops>
      </style:paragraph-properties>
    </style:style>
    <style:style style:name="P70"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language-asian="zh" style:country-asian="CN"/>
    </style:style>
    <style:style style:name="T5" style:family="text">
      <style:text-properties style:font-name="Courier New" fo:font-size="10pt" style:font-size-asian="10pt" style:font-size-complex="10pt"/>
    </style:style>
    <style:style style:name="T6" style:family="text">
      <style:text-properties style:font-name="Courier New" fo:font-size="10pt" fo:font-weight="normal" style:font-size-asian="10pt" style:font-weight-asian="normal" style:font-size-complex="10pt" style:font-weight-complex="normal"/>
    </style:style>
    <style:style style:name="T7" style:family="text">
      <style:text-properties style:font-name="Courier New" fo:font-size="11pt" style:font-size-asian="11pt" style:font-size-complex="11pt"/>
    </style:style>
    <style:style style:name="T8" style:family="text">
      <style:text-properties style:use-window-font-color="true" fo:language="en" fo:country="US" style:font-name-asian="Cambria" style:language-complex="ar" style:country-complex="SA"/>
    </style:style>
    <style:style style:name="T9" style:family="text">
      <style:text-properties style:use-window-font-color="true" style:font-name="Courier New" fo:font-size="10pt" fo:language="en" fo:country="US" style:font-name-asian="Cambria" style:font-size-asian="10pt" style:font-size-complex="10pt" style:language-complex="ar" style:country-complex="SA"/>
    </style:style>
    <style:style style:name="T10" style:family="text">
      <style:text-properties style:use-window-font-color="true" style:font-name="Times New Roman" fo:font-size="12pt" fo:language="en" fo:country="US" style:font-name-asian="宋体" style:font-size-asian="12pt" style:font-name-complex="Times New Roman" style:font-size-complex="12pt" style:language-complex="en" style:country-complex="US"/>
    </style:style>
    <style:style style:name="T11" style:family="text">
      <style:text-properties fo:color="#000000" style:font-name="Helv" fo:font-size="10pt" style:font-name-asian="Helv" style:font-size-asian="10pt" style:font-name-complex="Helv" style:font-size-complex="10pt"/>
    </style:style>
    <style:style style:name="T12" style:family="text">
      <style:text-properties fo:color="#000000" style:font-name="Helv" fo:font-size="10pt" fo:font-weight="bold" style:font-name-asian="Helv" style:font-size-asian="10pt" style:font-name-complex="Helv" style:font-size-complex="10pt"/>
    </style:style>
    <style:style style:name="T13" style:family="text">
      <style:text-properties fo:color="#000000" style:font-name-asian="Helv" style:font-name-complex="Helv"/>
    </style:style>
    <style:style style:name="T14" style:family="text">
      <style:text-properties fo:color="#000000" style:font-name-asian="Times New Roman2" style:font-name-complex="Times New Roman2"/>
    </style:style>
    <style:style style:name="T15" style:family="text">
      <style:text-properties fo:color="#000000" style:font-name="Times New Roman" fo:font-size="12pt" style:font-name-asian="Courier1" style:font-size-asian="12pt" style:font-name-complex="Courier1" style:font-size-complex="12pt"/>
    </style:style>
    <style:style style:name="T16" style:family="text">
      <style:text-properties fo:font-size="12pt" style:font-size-asian="12pt" style:font-size-complex="12pt"/>
    </style:style>
    <style:style style:name="T17" style:family="text">
      <style:text-properties fo:font-size="12pt" fo:language="en" fo:country="US" style:font-size-asian="12pt" style:font-size-complex="12pt"/>
    </style:style>
    <style:style style:name="T18" style:family="text">
      <style:text-properties fo:color="#000080"/>
    </style:style>
    <style:style style:name="T19" style:family="text">
      <style:text-properties fo:font-style="normal"/>
    </style:style>
    <style:style style:name="T20" style:family="text">
      <style:text-properties fo:font-style="normal" fo:font-weight="bold" style:font-style-asian="italic" style:font-style-complex="italic"/>
    </style:style>
    <style:style style:name="T21" style:family="text">
      <style:text-properties fo:font-style="normal" fo:font-weight="bold" style:font-style-asian="italic" style:font-weight-asian="bold" style:font-style-complex="italic"/>
    </style:style>
    <style:style style:name="T22" style:family="text">
      <style:text-properties style:font-name="Times New Roman"/>
    </style:style>
    <style:style style:name="T23" style:family="text">
      <style:text-properties style:font-name="Times New Roman" fo:font-size="12pt" fo:font-weight="normal" style:font-size-asian="12pt" style:font-weight-asian="normal" style:font-size-complex="12pt" style:font-weight-complex="normal"/>
    </style:style>
    <style:style style:name="T24" style:family="text">
      <style:text-properties fo:language="en" fo:country="US"/>
    </style:style>
    <style:style style:name="T25" style:family="text">
      <style:text-properties style:font-name="Times New Roman3" fo:font-size="12pt" fo:language="en" fo:country="US" style:font-size-asian="12pt" style:font-size-complex="12pt"/>
    </style:style>
    <style:style style:name="T26" style:family="text">
      <style:text-properties style:font-style-asian="italic"/>
    </style:style>
    <style:style style:name="T27" style:family="text">
      <style:text-properties style:font-style-complex="italic"/>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xCAT Statelite Cookbook</text:p>
      <text:p text:style-name="Standard"><text:span text:style-name="Internet_20_link"/></text:p>
      <text:p text:style-name="Standard"><text:date style:data-style-name="N37" text:date-value="2010-11-08T22:26:02.64">11/08/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2780_756506716" text:style-name="Internet_20_link" text:visited-style-name="Internet_20_link">1</text:a>Introduction<text:tab/>2</text:p>
          <text:p text:style-name="P69"><text:a xlink:type="simple" xlink:href="#__RefHeading__2782_756506716" text:style-name="Internet_20_link" text:visited-style-name="Internet_20_link">1.1</text:a>Limitations<text:tab/>3</text:p>
          <text:p text:style-name="P68"><text:a xlink:type="simple" xlink:href="#__RefHeading__2784_756506716" text:style-name="Internet_20_link" text:visited-style-name="Internet_20_link">2</text:a>Configuring Statelite <text:tab/>3</text:p>
          <text:p text:style-name="P69"><text:a xlink:type="simple" xlink:href="#__RefHeading__2786_756506716" text:style-name="Internet_20_link" text:visited-style-name="Internet_20_link">2.1</text:a>Make The Main Image Read-only (Optional)<text:tab/>3</text:p>
          <text:p text:style-name="P69"><text:a xlink:type="simple" xlink:href="#__RefHeading__2788_756506716" text:style-name="Internet_20_link" text:visited-style-name="Internet_20_link">2.2</text:a>litefile table<text:tab/>4</text:p>
          <text:p text:style-name="P70"><text:a xlink:type="simple" xlink:href="#__RefHeading__1385_2058975812" text:style-name="Internet_20_link" text:visited-style-name="Internet_20_link">2.2.1 Sample Data for a RedHat statelite setup. </text:a><text:tab/>6</text:p>
          <text:p text:style-name="P70"><text:a xlink:type="simple" xlink:href="#__RefHeading__1387_2058975812" text:style-name="Internet_20_link" text:visited-style-name="Internet_20_link">2.2.2 Sample Data for Redhat6 statelite setup</text:a><text:tab/>6</text:p>
          <text:p text:style-name="P70"><text:a xlink:type="simple" xlink:href="#__RefHeading__1603_2147377698" text:style-name="Internet_20_link" text:visited-style-name="Internet_20_link">2.2.3 Sample Data for SLES11 statelite setup</text:a><text:tab/>6</text:p>
          <text:p text:style-name="P70"><text:a xlink:type="simple" xlink:href="#__RefHeading__1491_1304263579" text:style-name="Internet_20_link" text:visited-style-name="Internet_20_link">2.2.3 “/etc/resolv.conf”</text:a><text:tab/>7</text:p>
          <text:p text:style-name="P69"><text:a xlink:type="simple" xlink:href="#__RefHeading__1307_1545497710" text:style-name="Internet_20_link" text:visited-style-name="Internet_20_link">2.3</text:a>litetree table<text:tab/>7</text:p>
          <text:p text:style-name="P69"><text:a xlink:type="simple" xlink:href="#__RefHeading__1309_1545497710" text:style-name="Internet_20_link" text:visited-style-name="Internet_20_link">2.4</text:a>statelite table<text:tab/>8</text:p>
          <text:p text:style-name="P69"><text:a xlink:type="simple" xlink:href="#__RefHeading__2794_756506716" text:style-name="Internet_20_link" text:visited-style-name="Internet_20_link">2.5</text:a>Policy<text:tab/>8</text:p>
          <text:p text:style-name="P69"><text:a xlink:type="simple" xlink:href="#__RefHeading__2796_756506716" text:style-name="Internet_20_link" text:visited-style-name="Internet_20_link">2.6</text:a>Add Linux Distro Packages<text:tab/>9</text:p>
          <text:p text:style-name="P69"><text:a xlink:type="simple" xlink:href="#__RefHeading__2798_756506716" text:style-name="Internet_20_link" text:visited-style-name="Internet_20_link">2.7</text:a>Add Third-Party Software<text:tab/>9</text:p>
          <text:p text:style-name="P69"><text:a xlink:type="simple" xlink:href="#__RefHeading__2800_756506716" text:style-name="Internet_20_link" text:visited-style-name="Internet_20_link">2.8</text:a>Create Statelite Image<text:tab/>10</text:p>
          <text:p text:style-name="P70"><text:a xlink:type="simple" xlink:href="#__RefHeading__1389_2058975812" text:style-name="Internet_20_link" text:visited-style-name="Internet_20_link">The postinstall file</text:a><text:tab/>10</text:p>
          <text:p text:style-name="P70"><text:a xlink:type="simple" xlink:href="#__RefHeading__1391_2058975812" text:style-name="Internet_20_link" text:visited-style-name="Internet_20_link">The genimage Command</text:a><text:tab/>11</text:p>
          <text:p text:style-name="P69"><text:a xlink:type="simple" xlink:href="#__RefHeading__2806_7565067161" text:style-name="Internet_20_link" text:visited-style-name="Internet_20_link">2.9</text:a>Setting up Post install scripts for statelite<text:tab/>12</text:p>
          <text:p text:style-name="P69"><text:a xlink:type="simple" xlink:href="#__RefHeading__2806_756506716" text:style-name="Internet_20_link" text:visited-style-name="Internet_20_link">2.10</text:a> Modify statelite image<text:tab/>12</text:p>
          <text:p text:style-name="P69"><text:a xlink:type="simple" xlink:href="#__RefHeading__2808_756506716" text:style-name="Internet_20_link" text:visited-style-name="Internet_20_link">2.11</text:a> Run liteimg command<text:tab/>12</text:p>
          <text:p text:style-name="P69"><text:a xlink:type="simple" xlink:href="#__RefHeading__2810_756506716" text:style-name="Internet_20_link" text:visited-style-name="Internet_20_link">2.12</text:a> Set the boot state to “statelite”<text:tab/>13</text:p>
          <text:p text:style-name="P69"><text:a xlink:type="simple" xlink:href="#__RefHeading__2812_756506716" text:style-name="Internet_20_link" text:visited-style-name="Internet_20_link">2.13</text:a> Install the Node<text:tab/>14</text:p>
          <text:p text:style-name="P68"><text:a xlink:type="simple" xlink:href="#__RefHeading__2814_756506716" text:style-name="Internet_20_link" text:visited-style-name="Internet_20_link">3</text:a>Commands<text:tab/>14</text:p>
          <text:p text:style-name="P68"><text:a xlink:type="simple" xlink:href="#__RefHeading__2816_756506716" text:style-name="Internet_20_link" text:visited-style-name="Internet_20_link">4</text:a>Statelite Directory Structure<text:tab/>15</text:p>
          <text:p text:style-name="P69"><text:a xlink:type="simple" xlink:href="#__RefHeading__2818_756506716" text:style-name="Internet_20_link" text:visited-style-name="Internet_20_link">4.1</text:a> The noderes Table<text:tab/>15</text:p>
          <text:p text:style-name="P68"><text:a xlink:type="simple" xlink:href="#__RefHeading__2820_756506716" text:style-name="Internet_20_link" text:visited-style-name="Internet_20_link">5</text:a>Adding/updating software and files for the running nodes<text:tab/>15</text:p>
          <text:p text:style-name="P68"><text:a xlink:type="simple" xlink:href="#__RefHeading__2822_756506716" text:style-name="Internet_20_link" text:visited-style-name="Internet_20_link">6</text:a>Hierarchy Support <text:tab/>16</text:p>
          <text:p text:style-name="P69"><text:a xlink:type="simple" xlink:href="#__RefHeading__2824_756506716" text:style-name="Internet_20_link" text:visited-style-name="Internet_20_link">6.1</text:a>Setup the diskfull service node<text:tab/>16</text:p>
          <text:p text:style-name="P69"><text:a xlink:type="simple" xlink:href="#__RefHeading__2826_756506716" text:style-name="Internet_20_link" text:visited-style-name="Internet_20_link">6.2</text:a>Generate the statelite image<text:tab/>16</text:p>
          <text:p text:style-name="P69"><text:a xlink:type="simple" xlink:href="#__RefHeading__2828_756506716" text:style-name="Internet_20_link" text:visited-style-name="Internet_20_link">6.3</text:a>Sync the “/install” directory<text:tab/>16</text:p>
          <text:p text:style-name="P69"><text:a xlink:type="simple" xlink:href="#__RefHeading__2830_756506716" text:style-name="Internet_20_link" text:visited-style-name="Internet_20_link">6.4</text:a>Set the boot state to “statelite”<text:tab/>16</text:p>
          <text:p text:style-name="P69"><text:a xlink:type="simple" xlink:href="#__RefHeading__2832_756506716" text:style-name="Internet_20_link" text:visited-style-name="Internet_20_link">6.5</text:a>Install the Node<text:tab/>17</text:p>
          <text:p text:style-name="P68"><text:soft-page-break/><text:a xlink:type="simple" xlink:href="#__RefHeading__2834_7565067161" text:style-name="Internet_20_link" text:visited-style-name="Internet_20_link">7</text:a>Advanced Statelite features<text:tab/>17</text:p>
          <text:p text:style-name="P69"><text:a xlink:type="simple" xlink:href="#__RefHeading__2021_112792858" text:style-name="Internet_20_link" text:visited-style-name="Internet_20_link">7.1</text:a>Both directory and its child items coexist in litefile table<text:tab/>17</text:p>
          <text:p text:style-name="P69"><text:a xlink:type="simple" xlink:href="#__RefHeading__1393_2058975812" text:style-name="Internet_20_link" text:visited-style-name="Internet_20_link">7.2</text:a>litetree table<text:tab/>19</text:p>
          <text:p text:style-name="P69"><text:a xlink:type="simple" xlink:href="#__RefHeading__1313_15454977101" text:style-name="Internet_20_link" text:visited-style-name="Internet_20_link">7.3</text:a>Installing a new Kernel in the statelite image <text:s/>(This <text:s/>is not verified)<text:tab/>20</text:p>
          <text:p text:style-name="P68"><text:a xlink:type="simple" xlink:href="#__RefHeading__2834_756506716" text:style-name="Internet_20_link" text:visited-style-name="Internet_20_link">9</text:a>Debugging techniques<text:tab/>21</text:p>
        </text:index-body>
      </text:table-of-content>
      <text:p text:style-name="Standard"/>
      <text:p text:style-name="Standard"/>
      <text:p text:style-name="Standard"/>
      <text:h text:style-name="Heading_20_1" text:outline-level="1"><text:bookmark text:name="__RefHeading__2780_756506716"/>Introduction<text:bookmark-end text:name="__RefHeading__2780_756506716"/></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it also provides a configurable list of directories and files that can be read-write. <text:s/>The read-write files can either be persistent across reboots, or volatile (restoring to original state after reboot).</text:p>
      <text:p text:style-name="Standard"/>
      <text:p text:style-name="Standard">Statelite offers the following <text:span text:style-name="T3">advantages</text:span> over xCAT’s stateless (RAMdisk) implementation:</text:p>
      <text:p text:style-name="Standard"/>
      <text:list xml:id="list42275558" text:style-name="L1">
        <text:list-header>
          <text:p text:style-name="P46">1. <text:s/>Some files can be made persistent over reboot. <text:s/>This is useful for license files or database servers where some state is needed. <text:s/>However, you still get the advantage of only having to manage a single image.</text:p>
          <text:p text:style-name="P46"/>
          <text:p text:style-name="P46">2. <text:s/>Changes to hundreds of machines can take place instantly, and automatically, by updating one main image. <text:s/>In most cases, machines do not need to reboot for these changes to take affect. <text:s/></text:p>
          <text:p text:style-name="P46"/>
          <text:p text:style-name="P46">3. <text:s/>Ease of administration by being able to lock down an image. <text:s/>Many parts of the image can be read-only, so no modifications can transpire without updating the central image.</text:p>
          <text:p text:style-name="P46"/>
          <text:p text:style-name="P46">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46"/>
          <text:p text:style-name="P46">5. <text:s/>Ideal for virtualization – In a virtual environment, you may not want a disk image <text:s/>(neither stateless nor stateful) on every virtual node as it consumes memory and disk. <text:s/>Virtualizing with the statelite approach allows for images to be <text:soft-page-break/>smaller, easier to manage, use less disk, less memory, and more flexible.</text:p>
        </text:list-header>
      </text:list>
      <text:p text:style-name="Standard"/>
      <text:p text:style-name="P1">Disadvantages</text:p>
      <text:list xml:id="list42265515" text:style-name="L2">
        <text:list-item>
          <text:p text:style-name="P47">NFS Root requires more network traffic to run as the majority of the disk image runs over NFS. <text:s/>This may depend on your workload, but can be minimized. <text:s/>Since the bulk of the image is read-only, NFS caching on the server helps minimize the disk access on the server, and NFS caching on the client helps reduce the network traffic.</text:p>
          <text:p text:style-name="P47"/>
        </text:list-item>
        <text:list-item>
          <text:p text:style-name="P47">NFS Root can be complex to set up. <text:s/>As more files are created in different places, <text:s/>there are greater chances for failures. <text:s/>This flexibility is also one of the great virtues of Statelite. <text:s/>The image can work in nearly any environment.</text:p>
          <text:p text:style-name="P47"/>
        </text:list-item>
      </text:list>
      <text:h text:style-name="Heading_20_2" text:outline-level="2"><text:bookmark text:name="__RefHeading__2782_756506716"/><text:reference-mark-start text:name="Limitations"/>Limitations<text:bookmark-end text:name="__RefHeading__2782_756506716"/><text:reference-mark-end text:name="Limitations"/></text:h>
      <text:p text:style-name="Standard"/>
      <text:list xml:id="list42273803" text:style-name="L3">
        <text:list-item>
          <text:p text:style-name="P48">Currently, statelite has only been tested on Red Hat and Red Hat Clone environments on x86_64 and ppc64 platforms, and also SLES11 (SuSE Linux Enterprise Server 11) on POWER systems. <text:s/>There is no reason to think <text:s/>SLES11 on x86_64, and we are in the process of testing that.</text:p>
        </text:list-item>
        <text:list-item>
          <text:p text:style-name="P48">The statelite support on AIX is now introduced as one experimental feature.</text:p>
        </text:list-item>
        <text:list-item>
          <text:p text:style-name="P48">Only one statelite image may be defined for a node or noderange. </text:p>
        </text:list-item>
      </text:list>
      <text:h text:style-name="Heading_20_1" text:outline-level="1"><text:bookmark text:name="__RefHeading__2784_756506716"/>Configuring Statelite <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p text:style-name="Standard"/>
      <text:h text:style-name="Heading_20_2" text:outline-level="2"><text:bookmark text:name="__RefHeading__2786_756506716"/>Make The Main Image Read-only (Optional)<text:bookmark-end text:name="__RefHeading__2786_756506716"/></text:h>
      <text:p text:style-name="Standard"/>
      <text:p text:style-name="Standard">Any statelite image will need some files to be read/writable for individual nodes. <text:s/>But we encourage you to make the main image read-only. <text:s/>The image will be placed in <text:span text:style-name="T5">/install/netboot/&lt;os&gt;/&lt;arch&gt;/&lt;profile&gt;/rootimg</text:span> after running <text:span text:style-name="T5">genimage</text:span><text:span text:style-name="T22">. See the </text:span><text:span text:style-name="T22"><text:reference-ref text:reference-format="text" text:ref-name="Create Statelite Image">Create Statelite Image</text:reference-ref></text:span><text:span text:style-name="T22">.</text:span></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text:soft-page-break/>/install *(ro,no_root_squash,sync,no_subtree_check)</text:p>
      <text:p text:style-name="Standard"/>
      <text:p text:style-name="Standard">Restart the NFS server:</text:p>
      <text:p text:style-name="Standard">For Redhat and Redhat-Clone environment,</text:p>
      <text:p text:style-name="code">service nfs restart</text:p>
      <text:p text:style-name="Standard">For SLES,</text:p>
      <text:p text:style-name="P36">service nfsserver restart</text:p>
      <text:h text:style-name="Heading_20_2" text:outline-level="2"><text:bookmark text:name="__RefHeading__2788_756506716"/>litefile tab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All the available options are listed here.</text:p>
      <text:p text:style-name="Standard"/>
      <text:list xml:id="list42279317" text:style-name="L4">
        <text:list-item>
          <text:p text:style-name="P49"><text:span text:style-name="T3">tmpfs </text:span>- <text:span text:style-name="T24">It is the default option if you leave the options column blank. It provides a file or directory for the node to use when booting, its permission will be the same as the original version on the server. In most cases, it is read-write; however, on the next statelite boot, the original version of the file or directory on the server will be used, it means it is non-persistent</text:span><text:span text:style-name="T17">. </text:span><text:span text:style-name="T25">This option can be performed on files and directories.</text:span> </text:p>
          <text:p text:style-name="P49"/>
        </text:list-item>
        <text:list-item>
          <text:p text:style-name="P49"><text:span text:style-name="T3">rw </text:span>- <text:span text:style-name="T17">Same as Above.</text:span><text:span text:style-name="T25">Its name "rw" does NOT mean it always be read-write, even in most cases it is read-write. Please do not confuse it with the "rw" permission in the file system.</text:span><text:span text:style-name="T16"> </text:span></text:p>
          <text:p text:style-name="P50"/>
        </text:list-item>
        <text:list-item>
          <text:p text:style-name="P49"><text:span text:style-name="T3">persistent</text:span> - <text:span text:style-name="T24">It provides a mounted file or directory that is copied to the xCAT persistent location and then over-mounted on the local file or directory. Anything written to that file or directory is preserved. It means, if the file/directory does not exist at first, it will be copied to the persistent location. Next time the file/directory in the persistent location will be used. The file/directory will be persistent across reboots. Its permission will be the same as the original one in the statelite location. </text:span><text:span text:style-name="T17">It requires the statelite table to be filled out with a spot for persistent statelite. </text:span><text:span text:style-name="T25">This option can be performed on files and directories.</text:span><text:span text:style-name="T16"> </text:span></text:p>
          <text:p text:style-name="P50"/>
        </text:list-item>
        <text:list-item>
          <text:p text:style-name="P49"><text:span text:style-name="T3">con </text:span>- <text:span text:style-name="T24">The contents of the pathname are concatenated to the contents of the existing file. For this directive the searching in the litetree hierarchy does not stop when the first match is found. All files found in the hierarchy will be concatenated to the file when found. The permission of the file will be "-rw-r--r--", which means it is read-write for the root user, but readonly for the others. It is non-persistent, when the node</text:span><text:span text:style-name="T17"> reboots, all changes to the file will be lost. </text:span><text:span text:style-name="T25">It can only be performed on files. Please do not use it for one directory.</text:span> </text:p>
          <text:p text:style-name="P49"/>
        </text:list-item>
        <text:list-item>
          <text:p text:style-name="P49"><text:span text:style-name="T3">ro </text:span>- <text:span text:style-name="T25">The file/directory will be overmounted read-only on the local file/directory. It will be located in the directory hierarchy specified in the litetree table. Changes made to this file or directory on the server will be immediately seen in this file/directory on the node. This option requires that the file/directory to be mounted must be available in one of the entries in the litetree table. This option </text:span><text:soft-page-break/><text:span text:style-name="T25">can be performed on files and directories.</text:span> </text:p>
          <text:p text:style-name="P49"/>
        </text:list-item>
        <text:list-item>
          <text:p text:style-name="P49"><text:span text:style-name="T3">link </text:span>- <text:span text:style-name="T24">It provides one file/directory for the node to use when booting, it is copied from the server, and will be placed in tmpfs on the booted node. In the local file system of the booted node, it is one symbolic link to one file/directory in tmpfs. And the permission of the symbolic link is "lrwxrwxrwx", which is not the real </text:span><text:span text:style-name="T17">permission of the file/directory on the node. So for some application sensitive to file permissions, it will be one issue to use "link" as its option, for example, "/root/.ssh/", which is used for SSH, should NOT use "link" as its option. It is non-persistent, when the node is rebooted, all changes to the file/directory will be lost. </text:span><text:span text:style-name="T25">This option can be performed on files and directories.</text:span><text:span text:style-name="T16"> </text:span></text:p>
          <text:p text:style-name="P50"/>
        </text:list-item>
        <text:list-item>
          <text:p text:style-name="P49"><text:span text:style-name="T3">link,ro </text:span>- <text:span text:style-name="T17">The file is readonly, and will be placed in tmpfs on the booted node. </text:span><text:span text:style-name="T25">In the local file system of the booted node, it is one symbolic link to the tmpfs. It is non-persistent, when the node is rebooted, all changes to the file/directory will be lost. This option requires that the file/directory to be mounted must be available in one of the entries in the litetree table. The option can be performed on files and directories.</text:span><text:span text:style-name="T16"> </text:span></text:p>
          <text:p text:style-name="P50"/>
        </text:list-item>
        <text:list-item>
          <text:p text:style-name="P49"><text:span text:style-name="T3">link,con</text:span> -<text:span text:style-name="T16"> </text:span><text:span text:style-name="T25">It works similar to the "con" option. All the files found in the litetree hierarchy will be concatenated to the file when found. The final file will be put to the tmpfs on the booted node. In the local file system of the booted node, it is one symbolic link to the file/directory in tmpfs. It is non-persistent, when the node is rebooted, all changes to the file will be lost. The option can only be performed on files.</text:span><text:span text:style-name="T16"> </text:span></text:p>
          <text:p text:style-name="P50"/>
        </text:list-item>
        <text:list-item>
          <text:p text:style-name="P49"><text:span text:style-name="T3">link,persistent</text:span> - <text:span text:style-name="T25">It provides a mounted file or directory that is copied to the xCAT persistent location and then over-mounted to the tmpfs on the booted node, and finally the symbolic link in the local file system will be linked to the over-mounted tmpfs file/directory on the booted node. The file/directory will be persistent across reboots. The permission of the file/directory where the symbolic link points to will be the same as the original one in the statelite location. It requires the statelite table to be filled out with a spot for persistent statelite. The option can be performed on files and directories.</text:span><text:span text:style-name="T16"> </text:span></text:p>
        </text:list-item>
      </text:list>
      <text:p text:style-name="Standard"/>
      <text:p text:style-name="Standard">Currently, we can't handle the relative links very well. The relative links are commonly used by the system libraries, for example, under “/lib/” directory, there will be one relative link matching one <text:s/>.so file. So, when you add one relative link to the litefile table (We don't recommend ), please make sure the real file also be included, or you can put its directory name into the litefile table. However, in common sense, most of the users will not put the relative links to the litefile table. </text:p>
      <text:p text:style-name="Standard"/>
      <text:p text:style-name="Standard">The setup for RedHat and SLES are below. <text:s/></text:p>
      <text:p text:style-name="Standard"><text:span text:style-name="T20">Note: <text:s/></text:span><text:span text:style-name="T20">It is recommended that you specify at least the entries listed below in the litefile table, because most of these files need to be writeable for the node to boot up successfully. <text:s/>When any changes are made to their options</text:span><text:span text:style-name="T21">, <text:s/>please make sure they </text:span><text:soft-page-break/><text:span text:style-name="T21">won't affect the whole system.</text:span></text:p>
      <text:h text:style-name="Heading_20_3" text:outline-level="3"><text:bookmark text:name="__RefHeading__1385_2058975812"/>2.2.1<text:tab/>Sample Data for a RedHat statelite setup. <text:bookmark-end text:name="__RefHeading__1385_2058975812"/></text:h>
      <text:p text:style-name="P1">This is the minimal list of files needed, <text:s/>you can add additional files to the litefile table. </text:p>
      <text:p text:style-name="P1"/>
      <text:p text:style-name="Standard">Notice that at all files are in tmpfs, the default for the options field. This gives you an NFS root solution with no persistent storage. <text:s/></text:p>
      <text:p text:style-name="Standard"/>
      <text:p text:style-name="P23">#image,file,options,comments,disable</text:p>
      <text:p text:style-name="P23">"ALL","/etc/adjtime",,,</text:p>
      <text:p text:style-name="P23">"ALL","/etc/fstab",,,</text:p>
      <text:p text:style-name="P23">"ALL","/etc/lvm/",,,</text:p>
      <text:p text:style-name="P23">"ALL","/etc/syslog.conf",,,</text:p>
      <text:p text:style-name="P23">"ALL","/etc/syslog.conf.XCATORIG",,,</text:p>
      <text:p text:style-name="P23">"ALL","/etc/ntp.conf",,,</text:p>
      <text:p text:style-name="P23">"ALL","/etc/ntp.conf.predhclient",,,</text:p>
      <text:p text:style-name="P23">"ALL","/etc/resolv.conf",,,</text:p>
      <text:p text:style-name="P23">"ALL","/etc/resolv.conf.predhclient",,,</text:p>
      <text:p text:style-name="P23">"ALL","/etc/ssh/",,,</text:p>
      <text:p text:style-name="P23">"ALL","/etc/sysconfig/",,,</text:p>
      <text:p text:style-name="P23">"ALL","/tmp/",,,</text:p>
      <text:p text:style-name="P23">"ALL","/var/",,,</text:p>
      <text:p text:style-name="P23">"ALL","/opt/xcat/",,,</text:p>
      <text:p text:style-name="P23">"ALL","/xcatpost/",,,</text:p>
      <text:p text:style-name="P23">"ALL","/root/.ssh/",,,</text:p>
      <text:p text:style-name="Standard"/>
      <text:h text:style-name="Heading_20_3" text:outline-level="3"><text:bookmark text:name="__RefHeading__1387_2058975812"/>2.2.2<text:tab/>Sample Data for Redhat6 statelite setup<text:bookmark-end text:name="__RefHeading__1387_2058975812"/></text:h>
      <text:p text:style-name="P1">This is the minimal list of files needed, <text:s/>you can add additional files to the litefile table.</text:p>
      <text:p text:style-name="P36">#image,file,options,comments,disable</text:p>
      <text:p text:style-name="P24">"ALL","/etc/adjtime",,,</text:p>
      <text:p text:style-name="P24">"ALL","/etc/securetty",,,</text:p>
      <text:p text:style-name="P24">"ALL","/etc/lvm/",,,</text:p>
      <text:p text:style-name="P24">"ALL","/etc/ntp.conf",,,</text:p>
      <text:p text:style-name="P24">"ALL","/etc/rsyslog.conf",,,</text:p>
      <text:p text:style-name="P24">"ALL","/etc/rsyslog.conf.XCATORIG",,,</text:p>
      <text:p text:style-name="P24">"ALL","/etc/udev/",,,</text:p>
      <text:p text:style-name="P24">"ALL","/etc/ntp.conf.predhclient",,,</text:p>
      <text:p text:style-name="P24">"ALL","/etc/resolv.conf",,,</text:p>
      <text:p text:style-name="P24">"ALL","/etc/yp.conf",,,</text:p>
      <text:p text:style-name="P24">"ALL","/etc/resolv.conf.predhclient",,,</text:p>
      <text:p text:style-name="P24">"ALL","/etc/sysconfig/",,,</text:p>
      <text:p text:style-name="P24">"ALL","/etc/ssh/",,,</text:p>
      <text:p text:style-name="P24">"ALL","/tmp/",,,</text:p>
      <text:p text:style-name="P24">"ALL","/var/",,,</text:p>
      <text:p text:style-name="P24">"ALL","/opt/xcat/",,,</text:p>
      <text:p text:style-name="P24">"ALL","/xcatpost/",,,</text:p>
      <text:p text:style-name="P24">"ALL","/root/.ssh/",,,</text:p>
      <text:h text:style-name="Heading_20_3" text:outline-level="3"><text:bookmark text:name="__RefHeading__1603_2147377698"/>2.2.3<text:tab/>Sample Data for SLES11 statelite setup<text:bookmark-end text:name="__RefHeading__1603_2147377698"/></text:h>
      <text:p text:style-name="P1">This is the minimal list of files needed, <text:s/>you can add additional files to the litefile <text:soft-page-break/>table. </text:p>
      <text:p text:style-name="Standard"/>
      <text:p text:style-name="code">#image,file,options,comments,disable</text:p>
      <text:p text:style-name="code">"ALL","/etc/lvm/",,,</text:p>
      <text:p text:style-name="code">"ALL","/etc/ntp.conf",,,</text:p>
      <text:p text:style-name="code">"ALL","/etc/ntp.conf.org",,,</text:p>
      <text:p text:style-name="code">"ALL","/etc/resolv.conf",,,</text:p>
      <text:p text:style-name="code">"ALL","/etc/ssh/",,,</text:p>
      <text:p text:style-name="code">"ALL","/etc/sysconfig/",,,</text:p>
      <text:p text:style-name="code">"ALL","/etc/syslog-ng/",,,</text:p>
      <text:p text:style-name="code">"ALL","/tmp/",,,</text:p>
      <text:p text:style-name="code">"ALL","/var/",,,</text:p>
      <text:p text:style-name="code">"ALL","/etc/yp.conf",,,</text:p>
      <text:p text:style-name="code">"ALL","/etc/fstab",,,</text:p>
      <text:p text:style-name="code">"ALL","/opt/xcat/",,,</text:p>
      <text:p text:style-name="code">"ALL","/xcatpost/",,,</text:p>
      <text:p text:style-name="code">"ALL","/root/.ssh/",,,</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h text:style-name="Heading_20_3" text:outline-level="3"><text:bookmark text:name="__RefHeading__1491_1304263579"/>2.2.3 “/etc/resolv.conf”<text:bookmark-end text:name="__RefHeading__1491_1304263579"/></text:h>
      <text:p text:style-name="P16">Currently, “/etc/resolv.conf” can't be set up correctly by default. </text:p>
      <text:p text:style-name="P16">We have two solutions:</text:p>
      <text:p text:style-name="P17">1) Edit the “/.default/etc/resolv.conf” file in the statelite image</text:p>
      <text:p text:style-name="P17">Make sure you know the domain and nameserver for all the statelite nodes,</text:p>
      <text:p text:style-name="P17">then edit the file “.default/etc/resolv.conf” in the statelite image like this:</text:p>
      <text:p text:style-name="P35">search &lt;DOMAIN&gt;</text:p>
      <text:p text:style-name="P35">nameserver &lt;NAMESERVER&gt;</text:p>
      <text:p text:style-name="P17">Replace &lt;DOMAIN&gt; with the domain for all the statelite nodes.</text:p>
      <text:p text:style-name="P17">Replace &lt;NAMESERVER&gt; with the nameserver for all the statelite nodes.</text:p>
      <text:p text:style-name="P17"/>
      <text:p text:style-name="P17">Or you can:</text:p>
      <text:p text:style-name="P17">2) Put one working “/etc/resolv.conf” file to one NFS directory, then, add the</text:p>
      <text:p text:style-name="P17">NFS directory to the “litetree” table. For example, create one directory named</text:p>
      <text:p text:style-name="P17">“/lite/tree/”, and export it as one NFS directory on your MN; then, put one</text:p>
      <text:p text:style-name="P17">working “/etc/resolv.conf” into “/lite/tree”. Finally, add one entry to the</text:p>
      <text:p text:style-name="P17">“litetree” table like this:</text:p>
      <text:p text:style-name="P35">#priority,image,directory,comments,disable</text:p>
      <text:p text:style-name="P35">1,,”&lt;MN IP&gt;:/lite/tree”,,</text:p>
      <text:p text:style-name="P18">Replace &lt;MN IP&gt; with your MN's IP address.</text:p>
      <text:h text:style-name="Heading_20_2" text:outline-level="2"><text:bookmark text:name="__RefHeading__1307_1545497710"/>litetree table<text:bookmark-end text:name="__RefHeading__1307_1545497710"/></text:h>
      <text:p text:style-name="Standard"/>
      <text:p text:style-name="Standard">The litetree table controls where the initial content of the files in the litefile table come from, and the long term content of the “ro” files. <text:s/>When a node boots up in statelite mode, <text:soft-page-break/>it will by default copy all of its tmpfs files from the /.default directory of the root image, so there is not required to set up a litetree table. <text:s/>If you decide that you want some of the files pulled from different locations that are different per node, <text:s/>you can use this table. <text:s text:c="2"/>See <text:reference-ref text:reference-format="text" text:ref-name="Advanced Statelite features">Advanced Statelite features</text:reference-ref>. <text:s/></text:p>
      <text:p text:style-name="Standard"/>
      <text:p text:style-name="Standard">You can choose to use the defaults and not set up a litetree table. </text:p>
      <text:p text:style-name="Standard"/>
      <text:h text:style-name="Heading_20_2" text:outline-level="2"><text:bookmark text:name="__RefHeading__1309_1545497710"/>statelite table<text:bookmark-end text:name="__RefHeading__1309_1545497710"/></text:h>
      <text:p text:style-name="Standard"/>
      <text:p text:style-name="Standard">You may want some files in the image to be stored permanently, to survive reboots. <text:s text:c="2"/>This is done by entering the information into the <text:span text:style-name="T5">statelite</text:span> table. <text:s/></text:p>
      <text:p text:style-name="Standard"/>
      <text:p text:style-name="Standard">See the <text:a xlink:type="simple" xlink:href="http://xcat.sourceforge.net/man5/statelite.5.html">statelite man page</text:a> for description of the attributes.</text:p>
      <text:p text:style-name="Standard"/>
      <text:p text:style-name="P15">Note: <text:span text:style-name="T13">In the statelite table, the node or nodegroups in the table must be unique; <text:s/>that is a node or group should appear only once in the first column table. <text:s/>This makes sure that only one statelite image can be assigned to a node. <text:s/>See </text:span><text:span text:style-name="T13"><text:reference-ref text:reference-format="text" text:ref-name="Limitations">Limitations</text:reference-ref></text:span><text:span text:style-name="T13">.</text:span></text:p>
      <text:p text:style-name="Standard"/>
      <text:p text:style-name="Standard">An example would be:</text:p>
      <text:p text:style-name="code">"japan",,"&lt;nfssvr_ip&gt;:/gpfs/state",,</text:p>
      <text:p text:style-name="Standard"/>
      <text:p text:style-name="Standard">Any nodes in the japan node group will have their state stored in the <text:span text:style-name="T5">/gpfs/state</text:span> directory on the machine with &lt;nfssvr_ip&gt; as its IP address. <text:s/>The image attribute should be left blank - currently it is not used.</text:p>
      <text:p text:style-name="Standard"/>
      <text:p text:style-name="Standard">When the node boots up, then the value of the <text:span text:style-name="T5">statemnt</text:span> attribute will be mounted to <text:span text:style-name="T5">/.statelite/persistent</text:span>. <text:s/>The code will then create the following subdirectory <text:span text:style-name="T5">/.statelite/persistent/&lt;nodename&gt;</text:span> . <text:s/>This directory will be the root of the image for this node's persistent files.</text:p>
      <text:p text:style-name="Standard"/>
      <text:p text:style-name="Standard">Also, to set the <text:span text:style-name="T5">statemnt</text:span> attribute, <text:s/>you can use variables from xCAT database. <text:s/>It follows the same grammar as the <text:span text:style-name="T5">litetree</text:span> table. <text:s/>For example:</text:p>
      <text:p text:style-name="code">#node,image,statemnt,comments,disable</text:p>
      <text:p text:style-name="code">"hv32lpar05",,"$noderes.nfsserver:/lite/state/$nodetype.profile",,</text:p>
      <text:p text:style-name="Standard"/>
      <text:p text:style-name="Standard"><text:span text:style-name="T3">Note</text:span>: <text:s/>Do not name your persistent storage directory with <text:s/>the node name, as the node name <text:s/>will be added <text:s/>in the directory automatically. <text:s text:c="2"/>If you do, then a directory named <text:span text:style-name="T7">/state/n01</text:span> will have its state tree inside <text:span text:style-name="T7">/state/n01/n01</text:span>.</text:p>
      <text:p text:style-name="Standard"/>
      <text:h text:style-name="Heading_20_2" text:outline-level="2"><text:bookmark text:name="__RefHeading__2794_756506716"/>Policy<text:bookmark-end text:name="__RefHeading__2794_756506716"/></text:h>
      <text:p text:style-name="Standard"/>
      <text:p text:style-name="Standard">Ensure policies are set up correctly. <text:s/>When a node boots up, it queries the xCAT database to get the litefile and litetree table information. <text:s/>In order for this to work, the commands (of the same name) must be set in the policy table to allow nodes to request it. <text:s/>This should happen automatically when xCAT is installed, but you may want to verify that the <text:soft-page-break/>following lines are in the policy table:</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bookmark-end text:name="__RefHeading__2796_756506716"/></text:h>
      <text:p text:style-name="Standard"/>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The shipped templates are found in the /opt/xcat/share/xcat/netboot/&lt;os&gt; directory. <text:s text:c="2"/>You can use these defaults, but if you modify them first copy them into the </text:p>
      <text:p text:style-name="Standard">/install/custom/netboot/&lt;os&gt; directory, so the modifications will not be lost on the next xCAT upgrade. <text:s/>The code will first look in the “custom” directory before looking in the “share” path. </text:p>
      <text:p text:style-name="Standard"/>
      <text:p text:style-name="Standard">For example:</text:p>
      <text:p text:style-name="Standard"/>
      <text:p text:style-name="code">mkdir -p /install/custom/netboot/rh</text:p>
      <text:p text:style-name="code">cd /install/custom/netboot/rh</text:p>
      <text:p text:style-name="code">cp /opt/xcat/share/xcat<text:span text:style-name="T4">/netboot/rh/compute.pkglist</text:span> compute.pkglist</text:p>
      <text:p text:style-name="Standard"/>
      <text:p text:style-name="Standard">You can then add more packages to the compute pkglist <text:span text:style-name="T4">by editing compute.pkglist</text:span>.</text:p>
      <text:h text:style-name="Heading_20_2" text:outline-level="2"><text:bookmark text:name="__RefHeading__2798_756506716"/>Add Third-Party Software<text:bookmark-end text:name="__RefHeading__2798_756506716"/></text:h>
      <text:p text:style-name="Standard"/>
      <text:p text:style-name="Standard">If you have additional software that you want in the image, you can add it to the distro package directory that was created in the previous step and then rerun createrepo. But if you want to keep your distro package directory pristine, with only distro files in it, you can use xCAT's otherpkgs support:</text:p>
      <text:p text:style-name="Standard"/>
      <text:list xml:id="list42268440" text:style-name="L6">
        <text:list-header>
          <text:p text:style-name="P51">Create a directory on your management node named “/install/post/otherpkgs/&lt;OS&gt;/&lt;ARCH&gt;/”, and put your third party rpm packages into the directory:</text:p>
        </text:list-header>
      </text:list>
      <text:p text:style-name="Standard"/>
      <text:p text:style-name="code">mkdir /install/post/otherpkgs/rhels5.3/x86_64</text:p>
      <text:p text:style-name="code"># put RPMs in there</text:p>
      <text:p text:style-name="code"/>
      <text:list xml:id="list42273671" text:style-name="L7">
        <text:list-header>
          <text:p text:style-name="P52">Go to <text:s/>the directory “/install/custom/netboot/&lt;OS&gt;” and add the names of the RPM packages you want in the image into the &lt;profile&gt;.otherpkgs.pkglist file.</text:p>
        </text:list-header>
      </text:list>
      <text:p text:style-name="Standard"/>
      <text:list xml:id="list42377294" text:continue-numbering="true" text:style-name="L7">
        <text:list-header>
          <text:p text:style-name="P62">cd /install/custom/netboot/rh <text:s text:c="14"/></text:p>
        </text:list-header>
      </text:list>
      <text:p text:style-name="code">vi compute.otherpkgs.pkglist</text:p>
      <text:p text:style-name="Standard"/>
      <text:p text:style-name="P26"><text:soft-page-break/>Note: if some of these RPMs will need write permissions to files on the node, add those files or directories into the “litefile” table. </text:p>
      <text:p text:style-name="Standard"/>
      <text:p text:style-name="Standard">Create the repository to contain the rpm packages you just added in. <text:span text:style-name="T15">After “createrepo” is installed, you need to create one text file which contains the complete list of files to include in the repository. For example, the name of the text file is “rpms.list” in “</text:span><text:span text:style-name="T10">/install/post/otherpkgs/&lt;os&gt;/&lt;arch&gt;” directory, please follow this command to include the list into “rpms.list”:</text:span></text:p>
      <text:p text:style-name="P38">cd /install/post/otherpkgs/&lt;os&gt;/&lt;arch&gt;</text:p>
      <text:p text:style-name="P38">ls *.rpm &gt;rpms.list</text:p>
      <text:p text:style-name="P38"/>
      <text:p text:style-name="P13"><text:span text:style-name="T22">Or, if you create one sub-directory to contain the rpm packages, for example, one directory named “other” in “</text:span><text:span text:style-name="T10">/install/post/otherpkgs/&lt;os&gt;/&lt;arch&gt;”. Please run the following commands to add the rpm packages under “other” directory to this repo:</text:span></text:p>
      <text:p text:style-name="P39">cd /install/post/otherpkgs/&lt;os&gt;/&lt;arch&gt;</text:p>
      <text:p text:style-name="P41">ls other/*.rpm &gt;&gt;rpms.list</text:p>
      <text:p text:style-name="P9"/>
      <text:p text:style-name="P12">Finally, run the following command to create repodata for the directory:</text:p>
      <text:p text:style-name="P40">createrepo -i rpms.list /install/post/otherpkgs/&lt;os&gt;/&lt;arch&gt;</text:p>
      <text:p text:style-name="P42"/>
      <text:p text:style-name="P11">The “createrepo” command with “-i rpms.list” option will create the repository for the rpm packages listed in the “rpms.list” file. <text:span text:style-name="T16">It won't destroy and affect the rpm packages </text:span><text:span text:style-name="T16">which is in the same directory but have been included into another repository. </text:span></text:p>
      <text:p text:style-name="Standard"/>
      <text:list xml:id="list42274710" text:style-name="L8">
        <text:list-header>
          <text:p text:style-name="P53">Create the .repolist file for your own repository in the same directory as above. <text:s/>The file name is: <text:s/>&lt;PROFILE&gt;.&lt;OS&gt;.&lt;ARCH&gt;.repolist . <text:s/>The file format is:</text:p>
        </text:list-header>
      </text:list>
      <text:p text:style-name="Standard"/>
      <text:p text:style-name="code">Type|URL|name</text:p>
      <text:p text:style-name="Standard"/>
      <text:p text:style-name="P26">For example, if the repository is local, you can add the repository information in /install/custom/netboot/rh/compute.rh.repolist:</text:p>
      <text:p text:style-name="P26"/>
      <text:p text:style-name="code">plaindir|file:///install/post/otherpkgs/rhel5.3/x86_64|otherpkgs</text:p>
      <text:p text:style-name="Standard"/>
      <text:p text:style-name="Standard">If there’s a remote repository, you can add the repository information as:</text:p>
      <text:p text:style-name="Standard"/>
      <text:p text:style-name="code">rpm-md|http://xcat.sourceforge.net/yum/xcat-dep/rhel5.3/x86_64|xcat-dep</text:p>
      <text:p text:style-name="code">rpm-md|http://xcat.sourceforge.net/yum/devel/core-snap|core-snap</text:p>
      <text:p text:style-name="Standard"/>
      <text:h text:style-name="Heading_20_2" text:outline-level="2"><text:bookmark text:name="__RefHeading__2800_756506716"/><text:reference-mark-start text:name="Create Statelite Image"/>Create Statelite Image<text:bookmark-end text:name="__RefHeading__2800_756506716"/><text:reference-mark-end text:name="Create Statelite Image"/></text:h>
      <text:h text:style-name="Heading_20_3" text:outline-level="3"><text:bookmark text:name="__RefHeading__1389_2058975812"/><text:reference-mark-start text:name="The postinstall file"/>The postinstall file<text:bookmark-end text:name="__RefHeading__1389_2058975812"/><text:reference-mark-end text:name="The postinstall file"/></text:h>
      <text:p text:style-name="P15">By editing <text:s/>the .postinstall file for your profile, <text:s/>you can automate the customization of <text:s/>the root image when the root image is generated by the “genimage” command. <text:s/>XCAT supplies a basic *postinstall file with some <text:span text:style-name="T2">required </text:span>setup already in the script. <text:s text:c="2"/>Make sure there is at least one *postinstall file that will be used when you run genimage. <text:s/><text:span text:style-name="T8">The one shipped will setup fstab and rcons to work properly.</text:span></text:p>
      <text:p text:style-name="P7"/>
      <text:p text:style-name="P15"><text:soft-page-break/>The *postinstall files <text:s/>can be found <text:s/>in “/opt/xcat/share/xcat/netboot/&lt;OS&gt;/” directories. <text:s/>If you need to create your own *postinstall file, first you should copy the <text:s/>basic setup supplied <text:s/>in the appropriate *postinstall files. <text:span text:style-name="T8"><text:s/>You can add more postinstall process , if you want. If you do modify the script, you should save it in /install/custom/netboot/&lt;os&gt;, <text:s/>so it will not be overlayed with the next install. </text:span></text:p>
      <text:p text:style-name="P6"/>
      <text:p text:style-name="Standard"><text:bookmark text:name="__RefHeading__1311_1545497710"/><text:span text:style-name="T18">Rules for evaluating postinstall file</text:span>:<text:bookmark-end text:name="__RefHeading__1311_1545497710"/></text:p>
      <text:p text:style-name="Standard">There is a rule (2.4 release or later) for which postinstall files will be selected to be used by genimage. <text:s/>Use these basic rules to edit the correct file in the “<text:span text:style-name="T5">/opt/xcat/share/xcat/netboot/&lt;OS&gt;/</text:span>” directories. <text:s text:c="2"/>The rule allows you to customize you image down to the profile, os and architecture level, if needed. </text:p>
      <text:p text:style-name="Standard">You will find postinstall files of the following forms:</text:p>
      <text:p text:style-name="Standard"/>
      <text:list xml:id="list42260048" text:style-name="L9">
        <text:list-item>
          <text:p text:style-name="P64"><text:tab/>&lt;profile&gt;.&lt;os&gt;.&lt;arch&gt;.postinstall</text:p>
        </text:list-item>
        <text:list-item>
          <text:p text:style-name="P64"><text:tab/>&lt;profile&gt;.&lt;arch&gt;.postinstall</text:p>
        </text:list-item>
        <text:list-item>
          <text:p text:style-name="P64"><text:tab/>&lt;profile&gt;.&lt;os&gt;.postinstall</text:p>
        </text:list-item>
        <text:list-item>
          <text:p text:style-name="P64"><text:tab/>&lt;profile&gt;.postinstall</text:p>
        </text:list-item>
      </text:list>
      <text:p text:style-name="P24"/>
      <text:p text:style-name="Standard">genimage will select the postinstall file from the list, <text:s/>if it exists, in the order 1-4. This means, if <text:s/>“<text:span text:style-name="T9">&lt;profile&gt;.&lt;os&gt;.&lt;arch&gt;.postinstall</text:span>” is there, <text:s/>it will be <text:s/>used.</text:p>
      <text:p text:style-name="Standard">If there is no such a file, then the “<text:span text:style-name="T9">&lt;profile&gt;.&lt;arch&gt;.postinstall</text:span>” file will be used.</text:p>
      <text:p text:style-name="Standard">If there's no such a file , <text:span text:style-name="T8"><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8"/>
      <text:h text:style-name="P61" text:outline-level="3"><text:bookmark text:name="__RefHeading__1391_2058975812"/>The genimage Command<text:bookmark-end text:name="__RefHeading__1391_2058975812"/></text:h>
      <text:p text:style-name="Standard">After all our tables are set up, it is time to create a base image. In this example, the operating system is RedHat 5.3, and the name of the image is “compute”, so that all the compute nodes will use that image. <text:s/>Make sure that <text:span text:style-name="T5">compute</text:span> is also the name of the profile for the node in the nodetype table. <text:s/>For example:</text:p>
      <text:p text:style-name="Standard"/>
      <text:p text:style-name="code">lsdef &lt;node&gt; | grep profile </text:p>
      <text:p text:style-name="Standard"/>
      <text:p text:style-name="code">cd /opt/xcat/share/xcat/netboot/rh</text:p>
      <text:p text:style-name="code"/>
      <text:p text:style-name="code">./genimage -o rhels5.3 -p compute <text:s/>-i eth0 <text:s text:c="31"/>-n mlx4_core,mlx4_en,igb,bnx2 </text:p>
      <text:p text:style-name="Standard"/>
      <text:p text:style-name="Standard">The genimage command will do several things:</text:p>
      <text:p text:style-name="Standard">1. <text:s/>It will create an image in /install/netboot/&lt;os&gt;/&lt;arch&gt;/&lt;profile&gt;/rootimg. <text:s/>For example:</text:p>
      <text:p text:style-name="code">/install/netboot/rhels5.3/x86_64/compute/rootimg</text:p>
      <text:p text:style-name="Standard"/>
      <text:p text:style-name="Standard">2. <text:s/>It will create a ramdisk and kernel that can be used to boot the initial node.</text:p>
      <text:p text:style-name="code"/>
      <text:p text:style-name="P4">One new option to genimage named “<text:span text:style-name="T6">--permission</text:span>” is added for statelite mode, you <text:soft-page-break/>can assign user-definable permission for <text:s/>“<text:span text:style-name="T5">/.statelite</text:span>” directory. <text:s/>The default permission is 755. <text:s/>For example:</text:p>
      <text:p text:style-name="P4"/>
      <text:p text:style-name="P21">./genimage -o rhels5.3 -p compute <text:s/>-i eth0 -n mlx4_core,mlx4_en,igb,bnx2 --permission 777</text:p>
      <text:p text:style-name="P21"/>
      <text:p text:style-name="P14">would make the permission 777 instead of the 755 default</text:p>
      <text:p text:style-name="P14"/>
      <text:p text:style-name="P14"/>
      <text:h text:style-name="P60" text:outline-level="2"><text:bookmark text:name="__RefHeading__2806_7565067161"/><text:reference-mark-start text:name="Setting up Post install scripts for statelite"/>Setting up Post install scripts for statelite<text:bookmark-end text:name="__RefHeading__2806_7565067161"/><text:reference-mark-end text:name="Setting up Post install scripts for statelite"/></text:h>
      <text:p text:style-name="P29"/>
      <text:p text:style-name="P29">The rules to create post install scripts for statelite image is the same as the rules for stateless/diskless install images. </text:p>
      <text:p text:style-name="P28"/>
      <text:p text:style-name="P28">There're two kinds of postscripts for statelite (also for stateless/diskless).</text:p>
      <text:p text:style-name="P28"/>
      <text:p text:style-name="P29"><text:span text:style-name="T14">The first kind of postscript is executed at genimage time, it is executed again the image itself on the MN . It was setup in </text:span><text:span text:style-name="T14"><text:reference-ref text:reference-format="text" text:ref-name="The postinstall file">The postinstall file</text:reference-ref></text:span><text:span text:style-name="T14"> section before the image was </text:span><text:span text:style-name="T14">generated. </text:span></text:p>
      <text:p text:style-name="P28"/>
      <text:p text:style-name="P28">The second kind of postscript is the script that runs on the node during node deployment time. During init.d timeframe, /etc/init.d/gettyset calls /opt/xcat/xcatdsklspost that is in the image. <text:s/>This script uses wget to get all the postscripts under mn:/install/postscripts and copy them to the /xcatpost directory on the node. It uses openssl or stunnel to connect to the xcatd on the mn to get all the postscript names for the node from the postscripts <text:s/>table. <text:s/>It then runs the postscripts for the node. </text:p>
      <text:p text:style-name="P28"/>
      <text:p text:style-name="P27"><text:span text:style-name="T23">See the </text:span><text:a xlink:type="simple" xlink:href="http://xcat.svn.sourceforge.net/viewvc/xcat/xcat-core/trunk/xCAT-client/share/doc/xCAT2top.pdf"><text:span text:style-name="T23">TopDOC Appendix D</text:span></text:a><text:span text:style-name="T23"> for setting up postinstall scripts. </text:span><text:span text:style-name="T16"><text:line-break/></text:span></text:p>
      <text:h text:style-name="P60" text:outline-level="2"><text:bookmark text:name="__RefHeading__2806_756506716"/><text:s/>Modify statelite image<text:bookmark-end text:name="__RefHeading__2806_756506716"/></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5">chroot</text:span> to make additional changes in the image, for example, <text:s/>yum/zypper updates/install using the <text:span text:style-name="T5">–installroot</text:span> flag. <text:s/></text:p>
      <text:p text:style-name="Standard"/>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you want it to, run “<text:span text:style-name="T5">liteimg &lt;imagename&gt;</text:span>”, or “liteimg -o &lt;os&gt; -a &lt;arch&gt; -p <text:soft-page-break/>&lt;profile&gt;”. <text:s/>For example:</text:p>
      <text:p text:style-name="Standard"/>
      <text:p text:style-name="code">liteimg rhel6-ppc64-statelite-compute </text:p>
      <text:p text:style-name="Standard">or</text:p>
      <text:p text:style-name="code">liteimg -o rhels5.3 -a x86_64 -p compute </text:p>
      <text:p text:style-name="Standard"/>
      <text:p text:style-name="Standard">For files with “link” options, the liteimg command creates <text:s/>two levels of indirection, <text:s/>so that files can be modified while in their image state as well as during runtime. <text:s/>For example, a file like “$imageroot/etc/ntp.conf” with “link” option in the “litefile” table, will have the following operations done to it:</text:p>
      <text:p text:style-name="Standard"/>
      <text:p text:style-name="Standard">(In our case $imageroot <text:s/>is /install/netboot/rhels5.3/x86_64/compute/rootimg)</text:p>
      <text:p text:style-name="Standard"/>
      <text:p text:style-name="Standard">The liteimg script, for example, <text:s/>does the following to create the two levels of indirection. </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Standard">But for files without “link” options, the liteimg command only creates clones in “$imageroot/.default/” directory, when the node is booting up, the mount command with “--bind” option will get the corresponding files from the litetree places or “.default” directory to the sysroot directory.</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bookmark-end text:name="__RefHeading__2810_756506716"/><text:reference-mark-end text:name="Set the boot state to “statelite”"/></text:h>
      <text:p text:style-name="Standard"/>
      <text:p text:style-name="Standard">You can now deploy the node:</text:p>
      <text:p text:style-name="Standard"/>
      <text:p text:style-name="code">nodeset &lt;noderange&gt; osimage=rhel5.3-x86_64-statelite-compute </text:p>
      <text:p text:style-name="code"/>
      <text:p text:style-name="Standard">Or just run:</text:p>
      <text:p text:style-name="code"/>
      <text:p text:style-name="code">nodeset &lt;noderange&gt; statelite</text:p>
      <text:p text:style-name="Standard"/>
      <text:p text:style-name="Standard">This will create the necessary files in <text:span text:style-name="T5">/tftpboot</text:span> for the node to boot correctly.</text:p>
      <text:p text:style-name="Standard"/>
      <text:h text:style-name="Heading_20_2" text:outline-level="2"><text:bookmark text:name="__RefHeading__2812_756506716"/><text:soft-page-break/><text:s/><text:reference-mark-start text:name="Install the Node"/>Install the Node<text:bookmark-end text:name="__RefHeading__2812_756506716"/><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Standard"/>
      <text:p text:style-name="Standard">Run the following command to boot up the nodes into statelite mode:</text:p>
      <text:p text:style-name="Standard"/>
      <text:p text:style-name="code">rnetboot &lt;noderange&gt;</text:p>
      <text:p text:style-name="Standard"/>
      <text:p text:style-name="Standard">Nodeset will have generated the appropriate yaboot.conf-MAC-ADDRESS file so that the node boots off the nfsroot image. This file will look similar to the following:</text:p>
      <text:p text:style-name="Standard"/>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9"/>
      <text:p text:style-name="Standard">You can then use rcons or wcons to watch the node boot up.</text:p>
      <text:h text:style-name="Heading_20_1" text:outline-level="1"><text:bookmark text:name="__RefHeading__2814_756506716"/>Commands<text:bookmark-end text:name="__RefHeading__2814_756506716"/></text:h>
      <text:p text:style-name="Standard"/>
      <text:p text:style-name="Standard">The following commands are in /opt/xcat/bin:</text:p>
      <text:p text:style-name="P20"/>
      <text:p text:style-name="P36">litefile &lt;nodename&gt;</text:p>
      <text:p text:style-name="Standard"><text:tab/>Shows all the statelite files that are not to be taken from the base of the image.</text:p>
      <text:p text:style-name="Standard"/>
      <text:p text:style-name="P36">litetree &lt;nodename&gt;</text:p>
      <text:p text:style-name="Standard"><text:tab/>Shows the NFS mount points for a node.</text:p>
      <text:p text:style-name="Standard"/>
      <text:p text:style-name="P36"><text:soft-page-break/>liteimg &lt;image name&gt;</text:p>
      <text:p text:style-name="Standard"><text:tab/>Creates a series of symbolic links in an image that is compatible with statelite booting.</text:p>
      <text:p text:style-name="Standard"/>
      <text:p text:style-name="P37"><text:span text:style-name="T8">lslite -i &lt;imagename&gt;</text:span> </text:p>
      <text:p text:style-name="Standard"><text:tab/>Displays a summary of the statelite information defined for &lt;imagename&gt;.</text:p>
      <text:p text:style-name="Standard"/>
      <text:p text:style-name="P36">lslite &lt;noderange&gt;</text:p>
      <text:p text:style-name="Standard"><text:tab/>Displays a summary of the statelite information defined for the &lt;noderange&gt;</text:p>
      <text:h text:style-name="Heading_20_1" text:outline-level="1"><text:bookmark text:name="__RefHeading__2816_756506716"/>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list xml:id="list42271913" text:style-name="L10">
        <text:list-item>
          <text:list>
            <text:list-header>
              <text:p text:style-name="P54">All files with “link” options, which are symbolic links, will link to <text:span text:style-name="T5">/.statelite/tmpfs</text:span>. <text:s/></text:p>
            </text:list-header>
          </text:list>
        </text:list-item>
      </text:list>
      <text:p text:style-name="Standard"/>
      <text:list xml:id="list42375928" text:continue-numbering="true" text:style-name="L10">
        <text:list-item>
          <text:list>
            <text:list-header>
              <text:p text:style-name="P54">tmpfs files that are persistent link to <text:span text:style-name="T5">/.statelite/persistent/&lt;nodename&gt;/</text:span></text:p>
              <text:p text:style-name="P54"><text:span text:style-name="T5">/.statelite/persistent/&lt;nodename&gt;</text:span> is the directory where the node’s individual storage will be mounted to.</text:p>
            </text:list-header>
          </text:list>
        </text:list-item>
      </text:list>
      <text:p text:style-name="Standard"/>
      <text:list xml:id="list42393009" text:continue-numbering="true" text:style-name="L10">
        <text:list-item>
          <text:list>
            <text:list-header>
              <text:p text:style-name="P54"><text:span text:style-name="T5">/.default </text:span>is where default files will be copied to from the image to tmpfs if the files are not found in the litetree hierarchy. <text:s/></text:p>
            </text:list-header>
          </text:list>
        </text:list-item>
      </text:list>
      <text:p text:style-name="Standard"/>
      <text:h text:style-name="Heading_20_2" text:outline-level="2"><text:bookmark text:name="__RefHeading__2818_756506716"/><text:s/>The noderes Table<text:bookmark-end text:name="__RefHeading__2818_756506716"/></text:h>
      <text:p text:style-name="Standard"/>
      <text:list xml:id="list42363522" text:continue-numbering="true" text:style-name="L10">
        <text:list-item>
          <text:list>
            <text:list-header>
              <text:p text:style-name="P54"><text:span text:style-name="T5">noderes.nfsserver</text:span> attribute can be set <text:s/>for the NFSroot server. <text:s/>If this is not set, then the defaul is the Management Node.</text:p>
            </text:list-header>
          </text:list>
        </text:list-item>
      </text:list>
      <text:p text:style-name="Standard"/>
      <text:list xml:id="list42385182" text:continue-numbering="true" text:style-name="L10">
        <text:list-item>
          <text:list>
            <text:list-header>
              <text:p text:style-name="P54"><text:span text:style-name="T5">noderes.nfsdir</text:span> – can be set. <text:s/>If this is not set, the the default is /install</text:p>
            </text:list-header>
          </text:list>
        </text:list-item>
      </text:list>
      <text:p text:style-name="Standard"/>
      <text:h text:style-name="Heading_20_1" text:outline-level="1"><text:bookmark text:name="__RefHeading__2820_756506716"/>Adding/updating software and files for the running nodes<text:bookmark-end text:name="__RefHeading__2820_756506716"/></text:h>
      <text:p text:style-name="Standard"><text:s text:c="4"/></text:p>
      <text:p text:style-name="Standard">Because most of system files for the nodes are NFS mounted on the Management Node with read-only option, installing or updating software and files should be done to the image. The image is located under <text:s/><text:span text:style-name="T5">/install/netboot/&lt;os&gt;/&lt;arch&gt;/&lt;profile&gt;/rootimg</text:span> directory. </text:p>
      <text:p text:style-name="Standard"/>
      <text:p text:style-name="Standard"><text:soft-page-break/>To install or update an <text:s/>rpm, do the following:</text:p>
      <text:list xml:id="list42377806" text:continue-numbering="true" text:style-name="L10">
        <text:list-item>
          <text:p text:style-name="P54"><text:s/>Install the rpm package into rootimg.</text:p>
          <text:list>
            <text:list-header>
              <text:p text:style-name="P55"><text:s text:c="4"/>rpm --root /install/netboot/&lt;os&gt;/&lt;arch&gt;/&lt;profile&gt;/rootimg -ivh <text:s text:c="2"/>rpm_name</text:p>
            </text:list-header>
          </text:list>
        </text:list-item>
        <text:list-item>
          <text:p text:style-name="P56"><text:s text:c="4"/>Restart the software application on the nodes. </text:p>
          <text:p text:style-name="P55"><text:s text:c="4"/>xdsh &lt;noderange&gt; restart_this_software</text:p>
        </text:list-item>
      </text:list>
      <text:p text:style-name="Standard">It is recommended to follow section 2.7 (Adding third party softeware) to add the new rpm to the otherpkgs.pkglist file so that the rpm will get installed into the new image next time the image is rebuilt. </text:p>
      <text:p text:style-name="Standard">Note: The newly added rpms are not shown when running <text:span text:style-name="T5">rpm -qa</text:span> on the nodes although the rpm is installed. <text:s/>It will shown next time the node is rebooted.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bookmark-end text:name="__RefHeading__2822_756506716"/></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remove <text:s/>the “<text:span text:style-name="T5">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bookmark-end text:name="__RefHeading__2826_756506716"/></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bookmark-end text:name="__RefHeading__2828_756506716"/></text:h>
      <text:p text:style-name="Standard">The command “<text:span text:style-name="T5">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5">prsync</text:span>” command will sync all the contents in the “<text:span text:style-name="T5">/install</text:span>” directory to the service nodes, the first <text:s/>time will take a long time. <text:s/>But after the first time, it will take very short time to sync.</text:p>
      <text:p text:style-name="Standard"/>
      <text:p text:style-name="P3">NOTE: if you make any changes in the “<text:span text:style-name="T5">/install</text:span>” directory on the management node, and the changes can affect the statelite image, <text:s/>you need to sync the “<text:span text:style-name="T5">/install</text:span>” directory to the service node again. </text:p>
      <text:h text:style-name="Heading_20_2" text:outline-level="2"><text:bookmark text:name="__RefHeading__2830_756506716"/>Set the boot state to “statelite”<text:bookmark-end text:name="__RefHeading__2830_756506716"/></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text:soft-page-break/>Install the Node<text:bookmark-end text:name="__RefHeading__2832_756506716"/></text:h>
      <text:p text:style-name="Standard">Please follow the instructions in <text:reference-ref text:reference-format="text" text:ref-name="Install the Node">Install the Node</text:reference-ref>.</text:p>
      <text:p text:style-name="Standard"/>
      <text:h text:style-name="Heading_20_1" text:outline-level="1"><text:bookmark text:name="__RefHeading__2834_7565067161"/><text:reference-mark-start text:name="Advanced Statelite features"/>Advanced Statelite features<text:bookmark-end text:name="__RefHeading__2834_7565067161"/><text:reference-mark-end text:name="Advanced Statelite features"/></text:h>
      <text:p text:style-name="Standard"/>
      <text:h text:style-name="Heading_20_2" text:outline-level="2"><text:bookmark text:name="__RefHeading__2021_112792858"/>Both directory and its child items coexist in litefile table<text:bookmark-end text:name="__RefHeading__2021_112792858"/></text:h>
      <text:p text:style-name="Standard">As described in the above chapters, we can add the files/directories to litefile table. Sometimes, it is necessary to put one directory and also its child item(s) into the litefile table. Due to the implementation of the statelite on Linux, some scenarios works, but some doesn't work.</text:p>
      <text:p text:style-name="Standard"/>
      <text:p text:style-name="Standard">Here are some examples of both directory and its child items coexisting:</text:p>
      <text:list xml:id="list42254493" text:style-name="L11">
        <text:list-item>
          <text:p text:style-name="P57">Both the parent directory and the child file coexist:</text:p>
          <text:p text:style-name="P63"><text:bookmark text:name="OLE_LINK6"/>"ALL","/root/testblank/",,,</text:p>
          <text:p text:style-name="P66"><text:span text:style-name="T8">"ALL","/root/testblank/tempfschild","tempfs",,</text:span><text:span text:style-name="T8"> </text:span></text:p>
        </text:list-item>
        <text:list-item>
          <text:p text:style-name="P57">One more complex example:</text:p>
          <text:p text:style-name="P63">"ALL","/root/",,,</text:p>
          <text:p text:style-name="P67">"ALL","/root/testblank/tempfschild","tempfs",,</text:p>
        </text:list-item>
        <text:list-item>
          <text:p text:style-name="P57">Another more complex example, but we don't intend to support such one scenario:</text:p>
          <text:p text:style-name="P63">"ALL","/root/",,,</text:p>
          <text:p text:style-name="P63">"ALL","/root/testblank/",,,</text:p>
          <text:p text:style-name="P67">"ALL","/root/testblank/tempfschild","tempfs",,</text:p>
          <text:p text:style-name="P65"/>
        </text:list-item>
      </text:list>
      <text:p text:style-name="Standard">For example, in scenario 1), the parent is “/root/testblank/”, and the child is “/root/testblank/tempfschild”; in scenario 2), the parent is “/root/”, and the child is “/root/testblank/tempfschild”. </text:p>
      <text:p text:style-name="Standard"/>
      <text:p text:style-name="Standard">In order to describe the hierarchy scenarios we can handle, “P” is on behalf of “parent”, and “C” is on behalf of “child”. </text:p>
      <text:p text:style-name="Standard"/>
      <text:p text:style-name="Standard">Table 7-1<text:tab/>The hierarchy scenarios</text:p>
      <table:table table:name="Table7-1" table:style-name="Table7-1">
        <table:table-column table:style-name="Table7-1.A"/>
        <table:table-column table:style-name="Table7-1.B"/>
        <table:table-column table:style-name="Table7-1.C"/>
        <table:table-row>
          <table:table-cell table:style-name="Table7-1.A1" office:value-type="string">
            <text:p text:style-name="P45">Options</text:p>
          </table:table-cell>
          <table:table-cell table:style-name="Table7-1.A1" office:value-type="string">
            <text:p text:style-name="P45">Example</text:p>
          </table:table-cell>
          <table:table-cell table:style-name="Table7-1.C1" office:value-type="string">
            <text:p text:style-name="P45">Remarks</text:p>
          </table:table-cell>
        </table:table-row>
        <table:table-row>
          <table:table-cell table:style-name="Table7-1.A2" office:value-type="string">
            <text:p text:style-name="P43">P: tmpfs</text:p>
            <text:p text:style-name="P44"><text:span text:style-name="T24">C: tmpfs</text:span> </text:p>
          </table:table-cell>
          <table:table-cell table:style-name="Table7-1.A2" office:value-type="string">
            <text:p text:style-name="P25"><text:bookmark text:name="OLE_LINK61"/>"ALL","/root/testblank/",,,</text:p>
            <text:p text:style-name="P25">"ALL","/root/testblank/tempfschild","tempfs",, </text:p>
          </table:table-cell>
          <table:table-cell table:style-name="Table7-1.C2" office:value-type="string">
            <text:p text:style-name="P25">Both the parent and the child are mounted to tmpfs on the booted node following their respective options. Only the parent are mounted to the local file system.</text:p>
            <text:p text:style-name="P25"/>
          </table:table-cell>
        </table:table-row>
        <table:table-row>
          <table:table-cell table:style-name="Table7-1.A2" office:value-type="string">
            <text:p text:style-name="P25">P: tmpfs</text:p>
            <text:p text:style-name="P25">C: persistent</text:p>
          </table:table-cell>
          <table:table-cell table:style-name="Table7-1.A2" office:value-type="string">
            <text:p text:style-name="P25">"ALL","/root/testblank/",,,</text:p>
            <text:p text:style-name="P25">"ALL","/root/testblank/testpersfile","persistent",, </text:p>
          </table:table-cell>
          <table:table-cell table:style-name="Table7-1.C2" office:value-type="string">
            <text:p text:style-name="P25">Both the parent and the child are mounted to tmpfs on the booted node following their respective options. Only the parent are mounted to the local file system.</text:p>
          </table:table-cell>
        </table:table-row>
        <table:table-row>
          <table:table-cell table:style-name="Table7-1.A2" office:value-type="string">
            <text:p text:style-name="P25">P: persistent</text:p>
            <text:p text:style-name="P25"><text:soft-page-break/>C: tmpfs </text:p>
          </table:table-cell>
          <table:table-cell table:style-name="Table7-1.A2" office:value-type="string">
            <text:p text:style-name="P25">"ALL","/root/testblank/"<text:soft-page-break/>,"persistent",,</text:p>
            <text:p text:style-name="P44"><text:span text:style-name="T24">"ALL","/root/testblank/tempfschild",,,</text:span> </text:p>
          </table:table-cell>
          <table:table-cell table:style-name="Table7-1.C2" office:value-type="string">
            <text:p text:style-name="P25">Not permitted now. But plan to support <text:soft-page-break/>it.</text:p>
          </table:table-cell>
        </table:table-row>
        <table:table-row>
          <table:table-cell table:style-name="Table7-1.A2" office:value-type="string">
            <text:p text:style-name="P25">P: persistent</text:p>
            <text:p text:style-name="P25">C: persistent </text:p>
          </table:table-cell>
          <table:table-cell table:style-name="Table7-1.A2" office:value-type="string">
            <text:p text:style-name="P25">"ALL","/root/testblank/","persistent",,</text:p>
            <text:p text:style-name="P44"><text:span text:style-name="T24">"ALL","/root/testblank/testpersfile","persistent",,</text:span> </text:p>
          </table:table-cell>
          <table:table-cell table:style-name="Table7-1.C2" office:value-type="string">
            <text:p text:style-name="P25">Both the parent and the child are mounted to tmpfs on the booted node following their respective options. Only the parent are mounted to the local file system.</text:p>
          </table:table-cell>
        </table:table-row>
        <table:table-row>
          <table:table-cell table:style-name="Table7-1.A2" office:value-type="string">
            <text:p text:style-name="P25">P: ro</text:p>
            <text:p text:style-name="P25">C: Any </text:p>
          </table:table-cell>
          <table:table-cell table:style-name="Table7-1.A2" office:value-type="string">
            <text:p text:style-name="P25"/>
          </table:table-cell>
          <table:table-cell table:style-name="Table7-1.C2" office:value-type="string">
            <text:p text:style-name="P25">Not permitted;</text:p>
          </table:table-cell>
        </table:table-row>
        <table:table-row>
          <table:table-cell table:style-name="Table7-1.A2" office:value-type="string">
            <text:p text:style-name="P25">P: con</text:p>
            <text:p text:style-name="P25">C: Any </text:p>
          </table:table-cell>
          <table:table-cell table:style-name="Table7-1.A2" office:value-type="string">
            <text:p text:style-name="P25"/>
          </table:table-cell>
          <table:table-cell table:style-name="Table7-1.C2" office:value-type="string">
            <text:p text:style-name="P25">Not permitted;</text:p>
          </table:table-cell>
        </table:table-row>
        <table:table-row>
          <table:table-cell table:style-name="Table7-1.A2" office:value-type="string">
            <text:p text:style-name="P25">P: tmpfs</text:p>
            <text:p text:style-name="P25">C: ro </text:p>
          </table:table-cell>
          <table:table-cell table:style-name="Table7-1.A2" office:value-type="string">
            <text:p text:style-name="P25"/>
          </table:table-cell>
          <table:table-cell table:style-name="Table7-1.C2" office:value-type="string">
            <text:p text:style-name="P25">Both the parent and the child are mounted to tmpfs on the booted node following their respective options. Only the parent are mounted to the local file system.</text:p>
          </table:table-cell>
        </table:table-row>
        <table:table-row>
          <table:table-cell table:style-name="Table7-1.A2" office:value-type="string">
            <text:p text:style-name="P25">P: tmpfs</text:p>
            <text:p text:style-name="P25">C: con </text:p>
          </table:table-cell>
          <table:table-cell table:style-name="Table7-1.A2" office:value-type="string">
            <text:p text:style-name="P25"/>
          </table:table-cell>
          <table:table-cell table:style-name="Table7-1.C2" office:value-type="string">
            <text:p text:style-name="P25">Both the parent and the child are mounted to tmpfs on the booted node following their respective options. Only the parent are mounted to the local file system.</text:p>
          </table:table-cell>
        </table:table-row>
        <table:table-row>
          <table:table-cell table:style-name="Table7-1.A2" office:value-type="string">
            <text:p text:style-name="P25">P: link</text:p>
            <text:p text:style-name="P25">C: link </text:p>
          </table:table-cell>
          <table:table-cell table:style-name="Table7-1.A2" office:value-type="string">
            <text:p text:style-name="P25">“ALL”,”/root/testlink/”,”link”,,</text:p>
            <text:p text:style-name="P44">“<text:span text:style-name="T24">ALL</text:span>”<text:span text:style-name="T24">,</text:span>”<text:span text:style-name="T24">/root/testlink/testlinkchild</text:span>”<text:span text:style-name="T24">,</text:span>”<text:span text:style-name="T24">link</text:span>”<text:span text:style-name="T24">,,</text:span> </text:p>
          </table:table-cell>
          <table:table-cell table:style-name="Table7-1.C2" office:value-type="string">
            <text:p text:style-name="P25">Both the parent and the child are created in tmpfs on the booted node following their respective options; there's only one symbolic link of the parent is created in the local file system.</text:p>
          </table:table-cell>
        </table:table-row>
        <table:table-row>
          <table:table-cell table:style-name="Table7-1.A2" office:value-type="string">
            <text:p text:style-name="P25">P: link</text:p>
            <text:p text:style-name="P25">C: link,persistent </text:p>
          </table:table-cell>
          <table:table-cell table:style-name="Table7-1.A2" office:value-type="string">
            <text:p text:style-name="P25">“ALL”,”/root/testlink/”,”link”,,</text:p>
            <text:p text:style-name="P44">“<text:span text:style-name="T24">ALL</text:span>”<text:span text:style-name="T24">,</text:span>”<text:span text:style-name="T24">/root/testlink/testlinkperschild</text:span>”<text:span text:style-name="T24">,</text:span>”<text:span text:style-name="T24">link,persistent</text:span>”<text:span text:style-name="T24">,,</text:span> </text:p>
          </table:table-cell>
          <table:table-cell table:style-name="Table7-1.C2" office:value-type="string">
            <text:p text:style-name="P25">Both the parent and the child are created in tmpfs on the booted node following their respective options; there's only one symbolic link of the parent is created in the local file system.</text:p>
          </table:table-cell>
        </table:table-row>
        <table:table-row>
          <table:table-cell table:style-name="Table7-1.A2" office:value-type="string">
            <text:p text:style-name="P25">P: link,persistent</text:p>
            <text:p text:style-name="P25">C: link </text:p>
          </table:table-cell>
          <table:table-cell table:style-name="Table7-1.A2" office:value-type="string">
            <text:p text:style-name="P25">“ALL”,”/root/testlinkpers/”,”link,persistent”,,</text:p>
            <text:p text:style-name="P44">“<text:span text:style-name="T24">ALL</text:span>”<text:span text:style-name="T24">,</text:span>”<text:span text:style-name="T24">/root/testlink/testlinkchild</text:span>”<text:span text:style-name="T24">,</text:span>”<text:span text:style-name="T24">link</text:span>” </text:p>
          </table:table-cell>
          <table:table-cell table:style-name="Table7-1.C2" office:value-type="string">
            <text:p text:style-name="P25">NOT permitted;</text:p>
          </table:table-cell>
        </table:table-row>
        <table:table-row>
          <table:table-cell table:style-name="Table7-1.A2" office:value-type="string">
            <text:p text:style-name="P25">P: link,persistent</text:p>
            <text:p text:style-name="P25">C: link,persistent</text:p>
          </table:table-cell>
          <table:table-cell table:style-name="Table7-1.A2" office:value-type="string">
            <text:p text:style-name="P25">“ALL”,”/root/testlinkpers/”,”link,persistent”,,</text:p>
            <text:p text:style-name="P44">“<text:span text:style-name="T24">ALL</text:span>”<text:span text:style-name="T24">,</text:span>”<text:span text:style-name="T24">/root/testlink/testlinkperschild</text:span>”<text:span text:style-name="T24">,</text:span>”<text:span text:style-name="T24">link,persistent</text:span>”<text:span text:style-name="T24">,,</text:span></text:p>
          </table:table-cell>
          <table:table-cell table:style-name="Table7-1.C2" office:value-type="string">
            <text:p text:style-name="P25">Both the parent and the child are created in tmpfs on the booted node following the “link,persistent” way; there's only one symbolic link of the parent is created in the local file system.</text:p>
          </table:table-cell>
        </table:table-row>
        <table:table-row>
          <table:table-cell table:style-name="Table7-1.A2" office:value-type="string">
            <text:p text:style-name="P25">P: link</text:p>
            <text:p text:style-name="P25">C: link,ro</text:p>
            <text:p text:style-name="P25"><text:soft-page-break/></text:p>
          </table:table-cell>
          <table:table-cell table:style-name="Table7-1.A2" office:value-type="string">
            <text:p text:style-name="P25">“ALL”,”/root/testlink/”,”link”,,</text:p>
            <text:p text:style-name="P25"><text:soft-page-break/>“ALL”,”/root/testlink/testlinkro”,”link,ro”,, </text:p>
          </table:table-cell>
          <table:table-cell table:style-name="Table7-1.C2" office:value-type="string">
            <text:p text:style-name="P25">Both the parent and the child are created in tmpfs on the booted node, there's only one symbolic link of the parent is created in the local file <text:soft-page-break/>system.</text:p>
          </table:table-cell>
        </table:table-row>
        <table:table-row>
          <table:table-cell table:style-name="Table7-1.A2" office:value-type="string">
            <text:p text:style-name="P25">P: link</text:p>
            <text:p text:style-name="P25">C: link,con</text:p>
            <text:p text:style-name="P25"/>
          </table:table-cell>
          <table:table-cell table:style-name="Table7-1.A2" office:value-type="string">
            <text:p text:style-name="P25">“ALL”,”/root/testlink/”,”link”,,</text:p>
            <text:p text:style-name="P25">“ALL”,”/root/testlink/testlinkconchild”,”link,con”,, </text:p>
          </table:table-cell>
          <table:table-cell table:style-name="Table7-1.C2" office:value-type="string">
            <text:p text:style-name="P25">Both the parent and the child are created in tmpfs on the booted node, there's only one symbolic link of the parent in the local file system.</text:p>
          </table:table-cell>
        </table:table-row>
        <table:table-row>
          <table:table-cell table:style-name="Table7-1.A2" office:value-type="string">
            <text:p text:style-name="P25">P: link,persistent</text:p>
            <text:p text:style-name="P25">C: link,ro</text:p>
          </table:table-cell>
          <table:table-cell table:style-name="Table7-1.A2" office:value-type="string">
            <text:p text:style-name="P25"/>
          </table:table-cell>
          <table:table-cell table:style-name="Table7-1.C2" office:value-type="string">
            <text:p text:style-name="P25">NOT Permitted;</text:p>
          </table:table-cell>
        </table:table-row>
        <table:table-row>
          <table:table-cell table:style-name="Table7-1.A2" office:value-type="string">
            <text:p text:style-name="P25">P: link,persistent</text:p>
            <text:p text:style-name="P25">C: link,con</text:p>
          </table:table-cell>
          <table:table-cell table:style-name="Table7-1.A2" office:value-type="string">
            <text:p text:style-name="P25"/>
          </table:table-cell>
          <table:table-cell table:style-name="Table7-1.C2" office:value-type="string">
            <text:p text:style-name="P25">NOT Permitted;</text:p>
          </table:table-cell>
        </table:table-row>
        <table:table-row>
          <table:table-cell table:style-name="Table7-1.A2" office:value-type="string">
            <text:p text:style-name="P25">P: tmpfs</text:p>
            <text:p text:style-name="P25">C: link</text:p>
          </table:table-cell>
          <table:table-cell table:style-name="Table7-1.A2" office:value-type="string">
            <text:p text:style-name="P25"/>
          </table:table-cell>
          <table:table-cell table:style-name="Table7-1.C2" office:value-type="string">
            <text:p text:style-name="P25">NOT Permitted;</text:p>
          </table:table-cell>
        </table:table-row>
        <table:table-row>
          <table:table-cell table:style-name="Table7-1.A2" office:value-type="string">
            <text:p text:style-name="P25">P: link</text:p>
            <text:p text:style-name="P25">C: persistent </text:p>
          </table:table-cell>
          <table:table-cell table:style-name="Table7-1.A2" office:value-type="string">
            <text:p text:style-name="P25"/>
          </table:table-cell>
          <table:table-cell table:style-name="Table7-1.C2" office:value-type="string">
            <text:p text:style-name="P25">NOT Permitted;</text:p>
          </table:table-cell>
        </table:table-row>
      </table:table>
      <text:p text:style-name="Standard"/>
      <text:p text:style-name="Standard"/>
      <text:h text:style-name="Heading_20_2" text:outline-level="2"><text:bookmark text:name="__RefHeading__1393_2058975812"/>litetree table<text:bookmark-end text:name="__RefHeading__1393_2058975812"/></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text:soft-page-break/>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h text:style-name="P60" text:outline-level="2"><text:bookmark text:name="__RefHeading__1313_15454977101"/>Installing a new Kernel in the statelite image <text:s/>(This <text:s/>is not verified)<text:bookmark-end text:name="__RefHeading__1313_15454977101"/></text:h>
      <text:p text:style-name="P26"/>
      <text:p text:style-name="P26">Obtain you new kernel and kernel modules on the MN, for example here we have a new SLES kernel. </text:p>
      <text:p text:style-name="P26"/>
      <text:p text:style-name="P26">Copy the kernel into /boot :</text:p>
      <text:p text:style-name="P26"/>
      <text:p text:style-name="code">cp <text:span text:style-name="T12">vmlinux-2.6.32.10-0.5-ppc64</text:span><text:span text:style-name="T11"> <text:s text:c="2"/>/boot</text:span></text:p>
      <text:p text:style-name="P22"/>
      <text:p text:style-name="P22">Copy the kernel modules into /lib/modules/&lt;new kernel directory&gt;</text:p>
      <text:p text:style-name="P22"/>
      <text:p text:style-name="P10">xcatlinuxmn:/lib/modules # ls -al <text:s text:c="4"/></text:p>
      <text:p text:style-name="P32">total 16</text:p>
      <text:p text:style-name="P32">drwxr-xr-x <text:s/>4 root root 4096 Apr 19 10:39 .</text:p>
      <text:p text:style-name="P32">drwxr-xr-x 17 root root 4096 Apr 13 08:39 ..</text:p>
      <text:p text:style-name="P32">drwxr-xr-x <text:s/>3 root root 4096 Apr 13 08:51 2.6.32.10-0.4-ppc64</text:p>
      <text:p text:style-name="P33">drwxr-xr-x <text:s/>4 root root 4096 Apr 19 10:12 2.6.32.10-0.5-ppc64</text:p>
      <text:p text:style-name="P33"/>
      <text:p text:style-name="P34">Run genimage to update the statelite image with the new kernel</text:p>
      <text:p text:style-name="P34"/>
      <text:p text:style-name="code">cd /opt/xcat/share/xcat/netboot/sles</text:p>
      <text:p text:style-name="P31"/>
      <text:p text:style-name="P34"/>
      <text:p text:style-name="P32">./genimage -i eth0 -n ehea -o sles11.1 -p compute <text:s/>-m statelite <text:s/>-k 2.6.32.10-0.5-ppc64</text:p>
      <text:p text:style-name="P32"/>
      <text:p text:style-name="P32">then after a nodeset command and netboot.. the uname -a shows the new kernel.</text:p>
      <text:p text:style-name="P30"/>
      <text:h text:style-name="Heading_20_1" text:outline-level="1"><text:soft-page-break/></text:h>
      <text:h text:style-name="Heading_20_1" text:outline-level="1"><text:bookmark text:name="__RefHeading__2834_756506716"/>Debugging techniques<text:bookmark-end text:name="__RefHeading__2834_756506716"/></text:h>
      <text:p text:style-name="Standard"/>
      <text:list xml:id="list42260908" text:style-name="WW8Num4">
        <text:list-item>
          <text:p text:style-name="P58">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58">You can also set the machine to shell. <text:s/>Just add the word “shell” on the end of the pxeboot file of the node in the append line. This will make the init script in the initramfs pause 3 times before doing a switch_root.</text:p>
        </text:list-item>
        <text:list-item>
          <text:p text:style-name="P58">When all the files are linked they are logged in /.statelite/statelite.log on the node. <text:s/>You can get into the node after it has booted and look in the /.statelite directory.</text:p>
          <text:p text:style-name="P58"/>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Times New Roman3" svg:font-family="'Times New Roman'"/>
    <style:font-face style:name="Courier New1" svg:font-family="'Courier New'" style:font-family-generic="modern"/>
    <style:font-face style:name="Courier" svg:font-family="Courier, 'Courier New'" style:font-family-generic="modern"/>
    <style:font-face style:name="Cambria1" svg:font-family="Cambria" style:font-family-generic="roman"/>
    <style:font-face style:name="Times New Roman2" svg:font-family="'Times New Roma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0" fo:widows="0" fo:hyphenation-ladder-count="no-limit" style:page-number="auto" style:writing-mode="lr-tb"/>
      <style:text-properties style:use-window-font-color="true" style:font-name="Times New Roman1"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1"/>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1"/>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1"/>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Statelite Cookbook</dc:title>
    <meta:initial-creator>Vallard Benincosa</meta:initial-creator>
    <meta:creation-date>2010-02-03T13:22:00</meta:creation-date>
    <dc:date>2010-11-08T22:26:02.50</dc:date>
    <meta:print-date>2010-01-27T18:01:00</meta:print-date>
    <meta:editing-cycles>268</meta:editing-cycles>
    <meta:editing-duration>PT62H05M25S</meta:editing-duration>
    <dc:creator>Min Jun Xi</dc:creator>
    <meta:document-statistic meta:table-count="1" meta:image-count="0" meta:object-count="0" meta:page-count="21" meta:paragraph-count="485" meta:word-count="6077" meta:character-count="39686"/>
    <meta:user-defined meta:name="Info 1"/>
    <meta:user-defined meta:name="Info 2"/>
    <meta:user-defined meta:name="Info 3"/>
    <meta:user-defined meta:name="Info 4"/>
  </office:meta>
</office:document-meta>
</file>